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style:font-size-asian="11pt" style:font-size-complex="11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fo:background-color="#ff3333"/>
      <style:text-properties style:font-name="Calibri" fo:font-size="11pt" style:font-size-asian="11pt" style:font-size-complex="11pt"/>
    </style:style>
    <style:style style:name="ce4" style:family="table-cell" style:parent-style-name="Default">
      <style:table-cell-properties fo:background-color="#ff00ff"/>
      <style:text-properties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0000ff"/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ackground-color="#ff3333"/>
      <style:text-properties fo:color="#000000"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996600"/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00cc00"/>
      <style:text-properties style:font-name="Calibri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fo:background-color="#ff0000"/>
      <style:text-properties style:font-name="Calibri" fo:font-size="11pt" style:font-size-asian="11pt" style:font-size-complex="11pt"/>
    </style:style>
    <style:style style:name="ce12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0" table:default-cell-style-name="ce1"/>
        <table:table-column table:style-name="co1" table:number-columns-repeated="6" table:default-cell-style-name="ce12"/>
        <table:table-row table:style-name="ro1">
          <table:table-cell office:value-type="string" calcext:value-type="string">
            <text:p>Territorial emissions in MtCO₂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Africa</text:p>
          </table:table-cell>
          <table:table-cell table:style-name="ce4" office:value-type="string" calcext:value-type="string">
            <text:p>Asia</text:p>
          </table:table-cell>
          <table:table-cell table:style-name="ce5" office:value-type="string" calcext:value-type="string">
            <text:p>Central America</text:p>
          </table:table-cell>
          <table:table-cell table:style-name="ce6" office:value-type="string" calcext:value-type="string">
            <text:p>Europe</text:p>
          </table:table-cell>
          <table:table-cell table:style-name="ce7" office:value-type="string" calcext:value-type="string">
            <text:p>Middle East</text:p>
          </table:table-cell>
          <table:table-cell table:style-name="ce5" office:value-type="string" calcext:value-type="string">
            <text:p>North America</text:p>
          </table:table-cell>
          <table:table-cell table:style-name="ce8" office:value-type="string" calcext:value-type="string">
            <text:p>Oceania</text:p>
          </table:table-cell>
          <table:table-cell table:style-name="ce9" office:value-type="string" calcext:value-type="string">
            <text:p>South America</text:p>
          </table:table-cell>
          <table:table-cell table:style-name="ce9"/>
          <table:table-cell table:style-name="ce10"/>
          <table:table-cell table:style-name="ce5" office:value-type="string" calcext:value-type="string">
            <text:p>N/A</text:p>
          </table:table-cell>
          <table:table-cell table:style-name="ce9" office:value-type="string" calcext:value-type="string">
            <text:p>S/A</text:p>
          </table:table-cell>
          <table:table-cell table:style-name="ce4" office:value-type="string" calcext:value-type="string">
            <text:p>Asie</text:p>
          </table:table-cell>
          <table:table-cell table:style-name="ce6" office:value-type="string" calcext:value-type="string">
            <text:p>Europe</text:p>
          </table:table-cell>
          <table:table-cell table:style-name="ce8" office:value-type="string" calcext:value-type="string">
            <text:p>Oceanie</text:p>
          </table:table-cell>
          <table:table-cell table:style-name="ce11" office:value-type="string" calcext:value-type="string">
            <text:p>Afrique</text:p>
          </table:table-cell>
          <table:table-cell/>
          <table:table-cell office:value-type="string" calcext:value-type="string">
            <text:p>Total : </text:p>
          </table:table-cell>
          <table:table-cell table:number-columns-repeated="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56.5671" calcext:value-type="float">
            <text:p>156,5671</text:p>
          </table:table-cell>
          <table:table-cell office:value-type="float" office:value="1467.0364" calcext:value-type="float">
            <text:p>1467,0364</text:p>
          </table:table-cell>
          <table:table-cell office:value-type="float" office:value="35.8979" calcext:value-type="float">
            <text:p>35,8979</text:p>
          </table:table-cell>
          <table:table-cell office:value-type="float" office:value="3912.2344" calcext:value-type="float">
            <text:p>3912,2344</text:p>
          </table:table-cell>
          <table:table-cell office:value-type="float" office:value="90.2757" calcext:value-type="float">
            <text:p>90,2757</text:p>
          </table:table-cell>
          <table:table-cell office:value-type="float" office:value="3143.849" calcext:value-type="float">
            <text:p>3143,849</text:p>
          </table:table-cell>
          <table:table-cell office:value-type="float" office:value="100.7792" calcext:value-type="float">
            <text:p>100,7792</text:p>
          </table:table-cell>
          <table:table-cell office:value-type="float" office:value="199.1405" calcext:value-type="float">
            <text:p>199,1405</text:p>
          </table:table-cell>
          <table:table-cell table:number-columns-repeated="2"/>
          <table:table-cell table:formula="of:=[.D3]+[.G3]" office:value-type="float" office:value="3179.7469" calcext:value-type="float">
            <text:p>3179,7469</text:p>
          </table:table-cell>
          <table:table-cell table:formula="of:=[.I3]" office:value-type="float" office:value="199.1405" calcext:value-type="float">
            <text:p>199,1405</text:p>
          </table:table-cell>
          <table:table-cell table:formula="of:=[.C3]" office:value-type="float" office:value="1467.0364" calcext:value-type="float">
            <text:p>1467,0364</text:p>
          </table:table-cell>
          <table:table-cell table:formula="of:=[.E3]" office:value-type="float" office:value="3912.2344" calcext:value-type="float">
            <text:p>3912,2344</text:p>
          </table:table-cell>
          <table:table-cell table:formula="of:=[.H3]" office:value-type="float" office:value="100.7792" calcext:value-type="float">
            <text:p>100,7792</text:p>
          </table:table-cell>
          <table:table-cell table:formula="of:=[.B3]+[.F3]" office:value-type="float" office:value="246.8428" calcext:value-type="float">
            <text:p>246,8428</text:p>
          </table:table-cell>
          <table:table-cell/>
          <table:table-cell table:formula="of:=[.L3]+[.M3]+[.N3]+[.O3]+[.P3]+[.Q3]" office:value-type="float" office:value="9105.7802" calcext:value-type="float">
            <text:p>9105,7802</text:p>
          </table:table-cell>
          <table:table-cell table:number-columns-repeated="7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61.9943" calcext:value-type="float">
            <text:p>161,9943</text:p>
          </table:table-cell>
          <table:table-cell office:value-type="float" office:value="1319.3162" calcext:value-type="float">
            <text:p>1319,3162</text:p>
          </table:table-cell>
          <table:table-cell office:value-type="float" office:value="37.9882" calcext:value-type="float">
            <text:p>37,9882</text:p>
          </table:table-cell>
          <table:table-cell office:value-type="float" office:value="4046.6542" calcext:value-type="float">
            <text:p>4046,6542</text:p>
          </table:table-cell>
          <table:table-cell office:value-type="float" office:value="94.4838" calcext:value-type="float">
            <text:p>94,4838</text:p>
          </table:table-cell>
          <table:table-cell office:value-type="float" office:value="3136.9512" calcext:value-type="float">
            <text:p>3136,9512</text:p>
          </table:table-cell>
          <table:table-cell office:value-type="float" office:value="103.4242" calcext:value-type="float">
            <text:p>103,4242</text:p>
          </table:table-cell>
          <table:table-cell office:value-type="float" office:value="201.7684" calcext:value-type="float">
            <text:p>201,7684</text:p>
          </table:table-cell>
          <table:table-cell table:number-columns-repeated="2"/>
          <table:table-cell table:formula="of:=[.D4]+[.G4]" office:value-type="float" office:value="3174.9394" calcext:value-type="float">
            <text:p>3174,9394</text:p>
          </table:table-cell>
          <table:table-cell table:formula="of:=[.I4]" office:value-type="float" office:value="201.7684" calcext:value-type="float">
            <text:p>201,7684</text:p>
          </table:table-cell>
          <table:table-cell table:formula="of:=[.C4]" office:value-type="float" office:value="1319.3162" calcext:value-type="float">
            <text:p>1319,3162</text:p>
          </table:table-cell>
          <table:table-cell table:formula="of:=[.E4]" office:value-type="float" office:value="4046.6542" calcext:value-type="float">
            <text:p>4046,6542</text:p>
          </table:table-cell>
          <table:table-cell table:formula="of:=[.H4]" office:value-type="float" office:value="103.4242" calcext:value-type="float">
            <text:p>103,4242</text:p>
          </table:table-cell>
          <table:table-cell table:formula="of:=[.B4]+[.F4]" office:value-type="float" office:value="256.4781" calcext:value-type="float">
            <text:p>256,4781</text:p>
          </table:table-cell>
          <table:table-cell/>
          <table:table-cell table:formula="of:=[.L4]+[.M4]+[.N4]+[.O4]+[.P4]+[.Q4]" office:value-type="float" office:value="9102.5805" calcext:value-type="float">
            <text:p>9102,5805</text:p>
          </table:table-cell>
          <table:table-cell table:number-columns-repeated="7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66.3348" calcext:value-type="float">
            <text:p>166,3348</text:p>
          </table:table-cell>
          <table:table-cell office:value-type="float" office:value="1255.2116" calcext:value-type="float">
            <text:p>1255,2116</text:p>
          </table:table-cell>
          <table:table-cell office:value-type="float" office:value="44.5541" calcext:value-type="float">
            <text:p>44,5541</text:p>
          </table:table-cell>
          <table:table-cell office:value-type="float" office:value="4272.544" calcext:value-type="float">
            <text:p>4272,544</text:p>
          </table:table-cell>
          <table:table-cell office:value-type="float" office:value="109.2953" calcext:value-type="float">
            <text:p>109,2953</text:p>
          </table:table-cell>
          <table:table-cell office:value-type="float" office:value="3255.033" calcext:value-type="float">
            <text:p>3255,033</text:p>
          </table:table-cell>
          <table:table-cell office:value-type="float" office:value="106.9597" calcext:value-type="float">
            <text:p>106,9597</text:p>
          </table:table-cell>
          <table:table-cell office:value-type="float" office:value="215.6482" calcext:value-type="float">
            <text:p>215,6482</text:p>
          </table:table-cell>
          <table:table-cell table:number-columns-repeated="2"/>
          <table:table-cell table:formula="of:=[.D5]+[.G5]" office:value-type="float" office:value="3299.5871" calcext:value-type="float">
            <text:p>3299,5871</text:p>
          </table:table-cell>
          <table:table-cell table:formula="of:=[.I5]" office:value-type="float" office:value="215.6482" calcext:value-type="float">
            <text:p>215,6482</text:p>
          </table:table-cell>
          <table:table-cell table:formula="of:=[.C5]" office:value-type="float" office:value="1255.2116" calcext:value-type="float">
            <text:p>1255,2116</text:p>
          </table:table-cell>
          <table:table-cell table:formula="of:=[.E5]" office:value-type="float" office:value="4272.544" calcext:value-type="float">
            <text:p>4272,544</text:p>
          </table:table-cell>
          <table:table-cell table:formula="of:=[.H5]" office:value-type="float" office:value="106.9597" calcext:value-type="float">
            <text:p>106,9597</text:p>
          </table:table-cell>
          <table:table-cell table:formula="of:=[.B5]+[.F5]" office:value-type="float" office:value="275.6301" calcext:value-type="float">
            <text:p>275,6301</text:p>
          </table:table-cell>
          <table:table-cell/>
          <table:table-cell table:formula="of:=[.L5]+[.M5]+[.N5]+[.O5]+[.P5]+[.Q5]" office:value-type="float" office:value="9425.5807" calcext:value-type="float">
            <text:p>9425,5807</text:p>
          </table:table-cell>
          <table:table-cell table:number-columns-repeated="7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76.3347" calcext:value-type="float">
            <text:p>176,3347</text:p>
          </table:table-cell>
          <table:table-cell office:value-type="float" office:value="1323.3751" calcext:value-type="float">
            <text:p>1323,3751</text:p>
          </table:table-cell>
          <table:table-cell office:value-type="float" office:value="38.2187" calcext:value-type="float">
            <text:p>38,2187</text:p>
          </table:table-cell>
          <table:table-cell office:value-type="float" office:value="4573.62" calcext:value-type="float">
            <text:p>4573,62</text:p>
          </table:table-cell>
          <table:table-cell office:value-type="float" office:value="123.5932" calcext:value-type="float">
            <text:p>123,5932</text:p>
          </table:table-cell>
          <table:table-cell office:value-type="float" office:value="3393.5917" calcext:value-type="float">
            <text:p>3393,5917</text:p>
          </table:table-cell>
          <table:table-cell office:value-type="float" office:value="114.1767" calcext:value-type="float">
            <text:p>114,1767</text:p>
          </table:table-cell>
          <table:table-cell office:value-type="float" office:value="219.4071" calcext:value-type="float">
            <text:p>219,4071</text:p>
          </table:table-cell>
          <table:table-cell table:number-columns-repeated="2"/>
          <table:table-cell table:formula="of:=[.D6]+[.G6]" office:value-type="float" office:value="3431.8104" calcext:value-type="float">
            <text:p>3431,8104</text:p>
          </table:table-cell>
          <table:table-cell table:formula="of:=[.I6]" office:value-type="float" office:value="219.4071" calcext:value-type="float">
            <text:p>219,4071</text:p>
          </table:table-cell>
          <table:table-cell table:formula="of:=[.C6]" office:value-type="float" office:value="1323.3751" calcext:value-type="float">
            <text:p>1323,3751</text:p>
          </table:table-cell>
          <table:table-cell table:formula="of:=[.E6]" office:value-type="float" office:value="4573.62" calcext:value-type="float">
            <text:p>4573,62</text:p>
          </table:table-cell>
          <table:table-cell table:formula="of:=[.H6]" office:value-type="float" office:value="114.1767" calcext:value-type="float">
            <text:p>114,1767</text:p>
          </table:table-cell>
          <table:table-cell table:formula="of:=[.B6]+[.F6]" office:value-type="float" office:value="299.9279" calcext:value-type="float">
            <text:p>299,9279</text:p>
          </table:table-cell>
          <table:table-cell/>
          <table:table-cell table:formula="of:=[.L6]+[.M6]+[.N6]+[.O6]+[.P6]+[.Q6]" office:value-type="float" office:value="9962.3172" calcext:value-type="float">
            <text:p>9962,3172</text:p>
          </table:table-cell>
          <table:table-cell table:number-columns-repeated="7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3.6392" calcext:value-type="float">
            <text:p>193,6392</text:p>
          </table:table-cell>
          <table:table-cell office:value-type="float" office:value="1384.2861" calcext:value-type="float">
            <text:p>1384,2861</text:p>
          </table:table-cell>
          <table:table-cell office:value-type="float" office:value="45.139" calcext:value-type="float">
            <text:p>45,139</text:p>
          </table:table-cell>
          <table:table-cell office:value-type="float" office:value="4781.8201" calcext:value-type="float">
            <text:p>4781,8201</text:p>
          </table:table-cell>
          <table:table-cell office:value-type="float" office:value="144.7691" calcext:value-type="float">
            <text:p>144,7691</text:p>
          </table:table-cell>
          <table:table-cell office:value-type="float" office:value="3564.8958" calcext:value-type="float">
            <text:p>3564,8958</text:p>
          </table:table-cell>
          <table:table-cell office:value-type="float" office:value="123.7227" calcext:value-type="float">
            <text:p>123,7227</text:p>
          </table:table-cell>
          <table:table-cell office:value-type="float" office:value="230.1879" calcext:value-type="float">
            <text:p>230,1879</text:p>
          </table:table-cell>
          <table:table-cell table:number-columns-repeated="2"/>
          <table:table-cell table:formula="of:=[.D7]+[.G7]" office:value-type="float" office:value="3610.0348" calcext:value-type="float">
            <text:p>3610,0348</text:p>
          </table:table-cell>
          <table:table-cell table:formula="of:=[.I7]" office:value-type="float" office:value="230.1879" calcext:value-type="float">
            <text:p>230,1879</text:p>
          </table:table-cell>
          <table:table-cell table:formula="of:=[.C7]" office:value-type="float" office:value="1384.2861" calcext:value-type="float">
            <text:p>1384,2861</text:p>
          </table:table-cell>
          <table:table-cell table:formula="of:=[.E7]" office:value-type="float" office:value="4781.8201" calcext:value-type="float">
            <text:p>4781,8201</text:p>
          </table:table-cell>
          <table:table-cell table:formula="of:=[.H7]" office:value-type="float" office:value="123.7227" calcext:value-type="float">
            <text:p>123,7227</text:p>
          </table:table-cell>
          <table:table-cell table:formula="of:=[.B7]+[.F7]" office:value-type="float" office:value="338.4083" calcext:value-type="float">
            <text:p>338,4083</text:p>
          </table:table-cell>
          <table:table-cell/>
          <table:table-cell table:formula="of:=[.L7]+[.M7]+[.N7]+[.O7]+[.P7]+[.Q7]" office:value-type="float" office:value="10468.4599" calcext:value-type="float">
            <text:p>10468,4599</text:p>
          </table:table-cell>
          <table:table-cell table:number-columns-repeated="7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13.6343" calcext:value-type="float">
            <text:p>213,6343</text:p>
          </table:table-cell>
          <table:table-cell office:value-type="float" office:value="1501.2938" calcext:value-type="float">
            <text:p>1501,2938</text:p>
          </table:table-cell>
          <table:table-cell office:value-type="float" office:value="44.7977" calcext:value-type="float">
            <text:p>44,7977</text:p>
          </table:table-cell>
          <table:table-cell office:value-type="float" office:value="4934.0196" calcext:value-type="float">
            <text:p>4934,0196</text:p>
          </table:table-cell>
          <table:table-cell office:value-type="float" office:value="172.7951" calcext:value-type="float">
            <text:p>172,7951</text:p>
          </table:table-cell>
          <table:table-cell office:value-type="float" office:value="3715.6623" calcext:value-type="float">
            <text:p>3715,6623</text:p>
          </table:table-cell>
          <table:table-cell office:value-type="float" office:value="136.3552" calcext:value-type="float">
            <text:p>136,3552</text:p>
          </table:table-cell>
          <table:table-cell office:value-type="float" office:value="240.1431" calcext:value-type="float">
            <text:p>240,1431</text:p>
          </table:table-cell>
          <table:table-cell table:number-columns-repeated="2"/>
          <table:table-cell table:formula="of:=[.D8]+[.G8]" office:value-type="float" office:value="3760.46" calcext:value-type="float">
            <text:p>3760,46</text:p>
          </table:table-cell>
          <table:table-cell table:formula="of:=[.I8]" office:value-type="float" office:value="240.1431" calcext:value-type="float">
            <text:p>240,1431</text:p>
          </table:table-cell>
          <table:table-cell table:formula="of:=[.C8]" office:value-type="float" office:value="1501.2938" calcext:value-type="float">
            <text:p>1501,2938</text:p>
          </table:table-cell>
          <table:table-cell table:formula="of:=[.E8]" office:value-type="float" office:value="4934.0196" calcext:value-type="float">
            <text:p>4934,0196</text:p>
          </table:table-cell>
          <table:table-cell table:formula="of:=[.H8]" office:value-type="float" office:value="136.3552" calcext:value-type="float">
            <text:p>136,3552</text:p>
          </table:table-cell>
          <table:table-cell table:formula="of:=[.B8]+[.F8]" office:value-type="float" office:value="386.4294" calcext:value-type="float">
            <text:p>386,4294</text:p>
          </table:table-cell>
          <table:table-cell/>
          <table:table-cell table:formula="of:=[.L8]+[.M8]+[.N8]+[.O8]+[.P8]+[.Q8]" office:value-type="float" office:value="10958.7011" calcext:value-type="float">
            <text:p>10958,7011</text:p>
          </table:table-cell>
          <table:table-cell table:number-columns-repeated="7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21.082" calcext:value-type="float">
            <text:p>221,082</text:p>
          </table:table-cell>
          <table:table-cell office:value-type="float" office:value="1622.1338" calcext:value-type="float">
            <text:p>1622,1338</text:p>
          </table:table-cell>
          <table:table-cell office:value-type="float" office:value="44.6652" calcext:value-type="float">
            <text:p>44,6652</text:p>
          </table:table-cell>
          <table:table-cell office:value-type="float" office:value="5082.1155" calcext:value-type="float">
            <text:p>5082,1155</text:p>
          </table:table-cell>
          <table:table-cell office:value-type="float" office:value="198.951" calcext:value-type="float">
            <text:p>198,951</text:p>
          </table:table-cell>
          <table:table-cell office:value-type="float" office:value="3899.5305" calcext:value-type="float">
            <text:p>3899,5305</text:p>
          </table:table-cell>
          <table:table-cell office:value-type="float" office:value="136.3555" calcext:value-type="float">
            <text:p>136,3555</text:p>
          </table:table-cell>
          <table:table-cell office:value-type="float" office:value="252.0386" calcext:value-type="float">
            <text:p>252,0386</text:p>
          </table:table-cell>
          <table:table-cell table:number-columns-repeated="2"/>
          <table:table-cell table:formula="of:=[.D9]+[.G9]" office:value-type="float" office:value="3944.1957" calcext:value-type="float">
            <text:p>3944,1957</text:p>
          </table:table-cell>
          <table:table-cell table:formula="of:=[.I9]" office:value-type="float" office:value="252.0386" calcext:value-type="float">
            <text:p>252,0386</text:p>
          </table:table-cell>
          <table:table-cell table:formula="of:=[.C9]" office:value-type="float" office:value="1622.1338" calcext:value-type="float">
            <text:p>1622,1338</text:p>
          </table:table-cell>
          <table:table-cell table:formula="of:=[.E9]" office:value-type="float" office:value="5082.1155" calcext:value-type="float">
            <text:p>5082,1155</text:p>
          </table:table-cell>
          <table:table-cell table:formula="of:=[.H9]" office:value-type="float" office:value="136.3555" calcext:value-type="float">
            <text:p>136,3555</text:p>
          </table:table-cell>
          <table:table-cell table:formula="of:=[.B9]+[.F9]" office:value-type="float" office:value="420.033" calcext:value-type="float">
            <text:p>420,033</text:p>
          </table:table-cell>
          <table:table-cell/>
          <table:table-cell table:formula="of:=[.L9]+[.M9]+[.N9]+[.O9]+[.P9]+[.Q9]" office:value-type="float" office:value="11456.8721" calcext:value-type="float">
            <text:p>11456,8721</text:p>
          </table:table-cell>
          <table:table-cell table:number-columns-repeated="7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37.045" calcext:value-type="float">
            <text:p>237,045</text:p>
          </table:table-cell>
          <table:table-cell office:value-type="float" office:value="1645.5782" calcext:value-type="float">
            <text:p>1645,5782</text:p>
          </table:table-cell>
          <table:table-cell office:value-type="float" office:value="49.4872" calcext:value-type="float">
            <text:p>49,4872</text:p>
          </table:table-cell>
          <table:table-cell office:value-type="float" office:value="5194.8147" calcext:value-type="float">
            <text:p>5194,8147</text:p>
          </table:table-cell>
          <table:table-cell office:value-type="float" office:value="205.5389" calcext:value-type="float">
            <text:p>205,5389</text:p>
          </table:table-cell>
          <table:table-cell office:value-type="float" office:value="4065.4097" calcext:value-type="float">
            <text:p>4065,4097</text:p>
          </table:table-cell>
          <table:table-cell office:value-type="float" office:value="144.9656" calcext:value-type="float">
            <text:p>144,9656</text:p>
          </table:table-cell>
          <table:table-cell office:value-type="float" office:value="267.3749" calcext:value-type="float">
            <text:p>267,3749</text:p>
          </table:table-cell>
          <table:table-cell table:number-columns-repeated="2"/>
          <table:table-cell table:formula="of:=[.D10]+[.G10]" office:value-type="float" office:value="4114.8969" calcext:value-type="float">
            <text:p>4114,8969</text:p>
          </table:table-cell>
          <table:table-cell table:formula="of:=[.I10]" office:value-type="float" office:value="267.3749" calcext:value-type="float">
            <text:p>267,3749</text:p>
          </table:table-cell>
          <table:table-cell table:formula="of:=[.C10]" office:value-type="float" office:value="1645.5782" calcext:value-type="float">
            <text:p>1645,5782</text:p>
          </table:table-cell>
          <table:table-cell table:formula="of:=[.E10]" office:value-type="float" office:value="5194.8147" calcext:value-type="float">
            <text:p>5194,8147</text:p>
          </table:table-cell>
          <table:table-cell table:formula="of:=[.H10]" office:value-type="float" office:value="144.9656" calcext:value-type="float">
            <text:p>144,9656</text:p>
          </table:table-cell>
          <table:table-cell table:formula="of:=[.B10]+[.F10]" office:value-type="float" office:value="442.5839" calcext:value-type="float">
            <text:p>442,5839</text:p>
          </table:table-cell>
          <table:table-cell/>
          <table:table-cell table:formula="of:=[.L10]+[.M10]+[.N10]+[.O10]+[.P10]+[.Q10]" office:value-type="float" office:value="11810.2142" calcext:value-type="float">
            <text:p>11810,2142</text:p>
          </table:table-cell>
          <table:table-cell table:number-columns-repeated="7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57.2821" calcext:value-type="float">
            <text:p>257,2821</text:p>
          </table:table-cell>
          <table:table-cell office:value-type="float" office:value="1807.3366" calcext:value-type="float">
            <text:p>1807,3366</text:p>
          </table:table-cell>
          <table:table-cell office:value-type="float" office:value="50.9675" calcext:value-type="float">
            <text:p>50,9675</text:p>
          </table:table-cell>
          <table:table-cell office:value-type="float" office:value="5438.195" calcext:value-type="float">
            <text:p>5438,195</text:p>
          </table:table-cell>
          <table:table-cell office:value-type="float" office:value="235.9572" calcext:value-type="float">
            <text:p>235,9572</text:p>
          </table:table-cell>
          <table:table-cell office:value-type="float" office:value="4226.0372" calcext:value-type="float">
            <text:p>4226,0372</text:p>
          </table:table-cell>
          <table:table-cell office:value-type="float" office:value="150.5822" calcext:value-type="float">
            <text:p>150,5822</text:p>
          </table:table-cell>
          <table:table-cell office:value-type="float" office:value="287.6522" calcext:value-type="float">
            <text:p>287,6522</text:p>
          </table:table-cell>
          <table:table-cell table:number-columns-repeated="2"/>
          <table:table-cell table:formula="of:=[.D11]+[.G11]" office:value-type="float" office:value="4277.0047" calcext:value-type="float">
            <text:p>4277,0047</text:p>
          </table:table-cell>
          <table:table-cell table:formula="of:=[.I11]" office:value-type="float" office:value="287.6522" calcext:value-type="float">
            <text:p>287,6522</text:p>
          </table:table-cell>
          <table:table-cell table:formula="of:=[.C11]" office:value-type="float" office:value="1807.3366" calcext:value-type="float">
            <text:p>1807,3366</text:p>
          </table:table-cell>
          <table:table-cell table:formula="of:=[.E11]" office:value-type="float" office:value="5438.195" calcext:value-type="float">
            <text:p>5438,195</text:p>
          </table:table-cell>
          <table:table-cell table:formula="of:=[.H11]" office:value-type="float" office:value="150.5822" calcext:value-type="float">
            <text:p>150,5822</text:p>
          </table:table-cell>
          <table:table-cell table:formula="of:=[.B11]+[.F11]" office:value-type="float" office:value="493.2393" calcext:value-type="float">
            <text:p>493,2393</text:p>
          </table:table-cell>
          <table:table-cell/>
          <table:table-cell table:formula="of:=[.L11]+[.M11]+[.N11]+[.O11]+[.P11]+[.Q11]" office:value-type="float" office:value="12454.01" calcext:value-type="float">
            <text:p>12454,01</text:p>
          </table:table-cell>
          <table:table-cell table:number-columns-repeated="7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77.9158" calcext:value-type="float">
            <text:p>277,9158</text:p>
          </table:table-cell>
          <table:table-cell office:value-type="float" office:value="2046.6208" calcext:value-type="float">
            <text:p>2046,6208</text:p>
          </table:table-cell>
          <table:table-cell office:value-type="float" office:value="56.737" calcext:value-type="float">
            <text:p>56,737</text:p>
          </table:table-cell>
          <table:table-cell office:value-type="float" office:value="5740.0846" calcext:value-type="float">
            <text:p>5740,0846</text:p>
          </table:table-cell>
          <table:table-cell office:value-type="float" office:value="268.4628" calcext:value-type="float">
            <text:p>268,4628</text:p>
          </table:table-cell>
          <table:table-cell office:value-type="float" office:value="4431.2377" calcext:value-type="float">
            <text:p>4431,2377</text:p>
          </table:table-cell>
          <table:table-cell office:value-type="float" office:value="158.7403" calcext:value-type="float">
            <text:p>158,7403</text:p>
          </table:table-cell>
          <table:table-cell office:value-type="float" office:value="311.2796" calcext:value-type="float">
            <text:p>311,2796</text:p>
          </table:table-cell>
          <table:table-cell table:number-columns-repeated="2"/>
          <table:table-cell table:formula="of:=[.D12]+[.G12]" office:value-type="float" office:value="4487.9747" calcext:value-type="float">
            <text:p>4487,9747</text:p>
          </table:table-cell>
          <table:table-cell table:formula="of:=[.I12]" office:value-type="float" office:value="311.2796" calcext:value-type="float">
            <text:p>311,2796</text:p>
          </table:table-cell>
          <table:table-cell table:formula="of:=[.C12]" office:value-type="float" office:value="2046.6208" calcext:value-type="float">
            <text:p>2046,6208</text:p>
          </table:table-cell>
          <table:table-cell table:formula="of:=[.E12]" office:value-type="float" office:value="5740.0846" calcext:value-type="float">
            <text:p>5740,0846</text:p>
          </table:table-cell>
          <table:table-cell table:formula="of:=[.H12]" office:value-type="float" office:value="158.7403" calcext:value-type="float">
            <text:p>158,7403</text:p>
          </table:table-cell>
          <table:table-cell table:formula="of:=[.B12]+[.F12]" office:value-type="float" office:value="546.3786" calcext:value-type="float">
            <text:p>546,3786</text:p>
          </table:table-cell>
          <table:table-cell/>
          <table:table-cell table:formula="of:=[.L12]+[.M12]+[.N12]+[.O12]+[.P12]+[.Q12]" office:value-type="float" office:value="13291.0786" calcext:value-type="float">
            <text:p>13291,0786</text:p>
          </table:table-cell>
          <table:table-cell table:number-columns-repeated="7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02.6238" calcext:value-type="float">
            <text:p>302,6238</text:p>
          </table:table-cell>
          <table:table-cell office:value-type="float" office:value="2434.4978" calcext:value-type="float">
            <text:p>2434,4978</text:p>
          </table:table-cell>
          <table:table-cell office:value-type="float" office:value="67.2369" calcext:value-type="float">
            <text:p>67,2369</text:p>
          </table:table-cell>
          <table:table-cell office:value-type="float" office:value="6028.5947" calcext:value-type="float">
            <text:p>6028,5947</text:p>
          </table:table-cell>
          <table:table-cell office:value-type="float" office:value="285.3601" calcext:value-type="float">
            <text:p>285,3601</text:p>
          </table:table-cell>
          <table:table-cell office:value-type="float" office:value="4781.0464" calcext:value-type="float">
            <text:p>4781,0464</text:p>
          </table:table-cell>
          <table:table-cell office:value-type="float" office:value="165.0744" calcext:value-type="float">
            <text:p>165,0744</text:p>
          </table:table-cell>
          <table:table-cell office:value-type="float" office:value="337.8684" calcext:value-type="float">
            <text:p>337,8684</text:p>
          </table:table-cell>
          <table:table-cell table:number-columns-repeated="2"/>
          <table:table-cell table:formula="of:=[.D13]+[.G13]" office:value-type="float" office:value="4848.2833" calcext:value-type="float">
            <text:p>4848,2833</text:p>
          </table:table-cell>
          <table:table-cell table:formula="of:=[.I13]" office:value-type="float" office:value="337.8684" calcext:value-type="float">
            <text:p>337,8684</text:p>
          </table:table-cell>
          <table:table-cell table:formula="of:=[.C13]" office:value-type="float" office:value="2434.4978" calcext:value-type="float">
            <text:p>2434,4978</text:p>
          </table:table-cell>
          <table:table-cell table:formula="of:=[.E13]" office:value-type="float" office:value="6028.5947" calcext:value-type="float">
            <text:p>6028,5947</text:p>
          </table:table-cell>
          <table:table-cell table:formula="of:=[.H13]" office:value-type="float" office:value="165.0744" calcext:value-type="float">
            <text:p>165,0744</text:p>
          </table:table-cell>
          <table:table-cell table:formula="of:=[.B13]+[.F13]" office:value-type="float" office:value="587.9839" calcext:value-type="float">
            <text:p>587,9839</text:p>
          </table:table-cell>
          <table:table-cell/>
          <table:table-cell table:formula="of:=[.L13]+[.M13]+[.N13]+[.O13]+[.P13]+[.Q13]" office:value-type="float" office:value="14402.3025" calcext:value-type="float">
            <text:p>14402,3025</text:p>
          </table:table-cell>
          <table:table-cell table:number-columns-repeated="7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331.8682" calcext:value-type="float">
            <text:p>331,8682</text:p>
          </table:table-cell>
          <table:table-cell office:value-type="float" office:value="2646.8751" calcext:value-type="float">
            <text:p>2646,8751</text:p>
          </table:table-cell>
          <table:table-cell office:value-type="float" office:value="71.4718" calcext:value-type="float">
            <text:p>71,4718</text:p>
          </table:table-cell>
          <table:table-cell office:value-type="float" office:value="6245.0797" calcext:value-type="float">
            <text:p>6245,0797</text:p>
          </table:table-cell>
          <table:table-cell office:value-type="float" office:value="334.432" calcext:value-type="float">
            <text:p>334,432</text:p>
          </table:table-cell>
          <table:table-cell office:value-type="float" office:value="4830.3217" calcext:value-type="float">
            <text:p>4830,3217</text:p>
          </table:table-cell>
          <table:table-cell office:value-type="float" office:value="171.2506" calcext:value-type="float">
            <text:p>171,2506</text:p>
          </table:table-cell>
          <table:table-cell office:value-type="float" office:value="346.561" calcext:value-type="float">
            <text:p>346,561</text:p>
          </table:table-cell>
          <table:table-cell table:number-columns-repeated="2"/>
          <table:table-cell table:formula="of:=[.D14]+[.G14]" office:value-type="float" office:value="4901.7935" calcext:value-type="float">
            <text:p>4901,7935</text:p>
          </table:table-cell>
          <table:table-cell table:formula="of:=[.I14]" office:value-type="float" office:value="346.561" calcext:value-type="float">
            <text:p>346,561</text:p>
          </table:table-cell>
          <table:table-cell table:formula="of:=[.C14]" office:value-type="float" office:value="2646.8751" calcext:value-type="float">
            <text:p>2646,8751</text:p>
          </table:table-cell>
          <table:table-cell table:formula="of:=[.E14]" office:value-type="float" office:value="6245.0797" calcext:value-type="float">
            <text:p>6245,0797</text:p>
          </table:table-cell>
          <table:table-cell table:formula="of:=[.H14]" office:value-type="float" office:value="171.2506" calcext:value-type="float">
            <text:p>171,2506</text:p>
          </table:table-cell>
          <table:table-cell table:formula="of:=[.B14]+[.F14]" office:value-type="float" office:value="666.3002" calcext:value-type="float">
            <text:p>666,3002</text:p>
          </table:table-cell>
          <table:table-cell/>
          <table:table-cell table:formula="of:=[.L14]+[.M14]+[.N14]+[.O14]+[.P14]+[.Q14]" office:value-type="float" office:value="14977.8601" calcext:value-type="float">
            <text:p>14977,8601</text:p>
          </table:table-cell>
          <table:table-cell table:number-columns-repeated="7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51.8778" calcext:value-type="float">
            <text:p>351,8778</text:p>
          </table:table-cell>
          <table:table-cell office:value-type="float" office:value="2795.7278" calcext:value-type="float">
            <text:p>2795,7278</text:p>
          </table:table-cell>
          <table:table-cell office:value-type="float" office:value="75.2083" calcext:value-type="float">
            <text:p>75,2083</text:p>
          </table:table-cell>
          <table:table-cell office:value-type="float" office:value="6469.4465" calcext:value-type="float">
            <text:p>6469,4465</text:p>
          </table:table-cell>
          <table:table-cell office:value-type="float" office:value="360.8376" calcext:value-type="float">
            <text:p>360,8376</text:p>
          </table:table-cell>
          <table:table-cell office:value-type="float" office:value="5072.1908" calcext:value-type="float">
            <text:p>5072,1908</text:p>
          </table:table-cell>
          <table:table-cell office:value-type="float" office:value="176.401" calcext:value-type="float">
            <text:p>176,401</text:p>
          </table:table-cell>
          <table:table-cell office:value-type="float" office:value="362.5548" calcext:value-type="float">
            <text:p>362,5548</text:p>
          </table:table-cell>
          <table:table-cell table:number-columns-repeated="2"/>
          <table:table-cell table:formula="of:=[.D15]+[.G15]" office:value-type="float" office:value="5147.3991" calcext:value-type="float">
            <text:p>5147,3991</text:p>
          </table:table-cell>
          <table:table-cell table:formula="of:=[.I15]" office:value-type="float" office:value="362.5548" calcext:value-type="float">
            <text:p>362,5548</text:p>
          </table:table-cell>
          <table:table-cell table:formula="of:=[.C15]" office:value-type="float" office:value="2795.7278" calcext:value-type="float">
            <text:p>2795,7278</text:p>
          </table:table-cell>
          <table:table-cell table:formula="of:=[.E15]" office:value-type="float" office:value="6469.4465" calcext:value-type="float">
            <text:p>6469,4465</text:p>
          </table:table-cell>
          <table:table-cell table:formula="of:=[.H15]" office:value-type="float" office:value="176.401" calcext:value-type="float">
            <text:p>176,401</text:p>
          </table:table-cell>
          <table:table-cell table:formula="of:=[.B15]+[.F15]" office:value-type="float" office:value="712.7154" calcext:value-type="float">
            <text:p>712,7154</text:p>
          </table:table-cell>
          <table:table-cell/>
          <table:table-cell table:formula="of:=[.L15]+[.M15]+[.N15]+[.O15]+[.P15]+[.Q15]" office:value-type="float" office:value="15664.2446" calcext:value-type="float">
            <text:p>15664,2446</text:p>
          </table:table-cell>
          <table:table-cell table:number-columns-repeated="7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378.0126" calcext:value-type="float">
            <text:p>378,0126</text:p>
          </table:table-cell>
          <table:table-cell office:value-type="float" office:value="2950.2424" calcext:value-type="float">
            <text:p>2950,2424</text:p>
          </table:table-cell>
          <table:table-cell office:value-type="float" office:value="85.7745" calcext:value-type="float">
            <text:p>85,7745</text:p>
          </table:table-cell>
          <table:table-cell office:value-type="float" office:value="6771.1278" calcext:value-type="float">
            <text:p>6771,1278</text:p>
          </table:table-cell>
          <table:table-cell office:value-type="float" office:value="428.5075" calcext:value-type="float">
            <text:p>428,5075</text:p>
          </table:table-cell>
          <table:table-cell office:value-type="float" office:value="5288.4705" calcext:value-type="float">
            <text:p>5288,4705</text:p>
          </table:table-cell>
          <table:table-cell office:value-type="float" office:value="192.8524" calcext:value-type="float">
            <text:p>192,8524</text:p>
          </table:table-cell>
          <table:table-cell office:value-type="float" office:value="392.6335" calcext:value-type="float">
            <text:p>392,6335</text:p>
          </table:table-cell>
          <table:table-cell table:number-columns-repeated="2"/>
          <table:table-cell table:formula="of:=[.D16]+[.G16]" office:value-type="float" office:value="5374.245" calcext:value-type="float">
            <text:p>5374,245</text:p>
          </table:table-cell>
          <table:table-cell table:formula="of:=[.I16]" office:value-type="float" office:value="392.6335" calcext:value-type="float">
            <text:p>392,6335</text:p>
          </table:table-cell>
          <table:table-cell table:formula="of:=[.C16]" office:value-type="float" office:value="2950.2424" calcext:value-type="float">
            <text:p>2950,2424</text:p>
          </table:table-cell>
          <table:table-cell table:formula="of:=[.E16]" office:value-type="float" office:value="6771.1278" calcext:value-type="float">
            <text:p>6771,1278</text:p>
          </table:table-cell>
          <table:table-cell table:formula="of:=[.H16]" office:value-type="float" office:value="192.8524" calcext:value-type="float">
            <text:p>192,8524</text:p>
          </table:table-cell>
          <table:table-cell table:formula="of:=[.B16]+[.F16]" office:value-type="float" office:value="806.5201" calcext:value-type="float">
            <text:p>806,5201</text:p>
          </table:table-cell>
          <table:table-cell/>
          <table:table-cell table:formula="of:=[.L16]+[.M16]+[.N16]+[.O16]+[.P16]+[.Q16]" office:value-type="float" office:value="16487.6212" calcext:value-type="float">
            <text:p>16487,6212</text:p>
          </table:table-cell>
          <table:table-cell table:number-columns-repeated="7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388.4083" calcext:value-type="float">
            <text:p>388,4083</text:p>
          </table:table-cell>
          <table:table-cell office:value-type="float" office:value="2997.4656" calcext:value-type="float">
            <text:p>2997,4656</text:p>
          </table:table-cell>
          <table:table-cell office:value-type="float" office:value="84.9638" calcext:value-type="float">
            <text:p>84,9638</text:p>
          </table:table-cell>
          <table:table-cell office:value-type="float" office:value="6787.7341" calcext:value-type="float">
            <text:p>6787,7341</text:p>
          </table:table-cell>
          <table:table-cell office:value-type="float" office:value="443.7245" calcext:value-type="float">
            <text:p>443,7245</text:p>
          </table:table-cell>
          <table:table-cell office:value-type="float" office:value="5138.0331" calcext:value-type="float">
            <text:p>5138,0331</text:p>
          </table:table-cell>
          <table:table-cell office:value-type="float" office:value="195.0708" calcext:value-type="float">
            <text:p>195,0708</text:p>
          </table:table-cell>
          <table:table-cell office:value-type="float" office:value="416.4494" calcext:value-type="float">
            <text:p>416,4494</text:p>
          </table:table-cell>
          <table:table-cell table:number-columns-repeated="2"/>
          <table:table-cell table:formula="of:=[.D17]+[.G17]" office:value-type="float" office:value="5222.9969" calcext:value-type="float">
            <text:p>5222,9969</text:p>
          </table:table-cell>
          <table:table-cell table:formula="of:=[.I17]" office:value-type="float" office:value="416.4494" calcext:value-type="float">
            <text:p>416,4494</text:p>
          </table:table-cell>
          <table:table-cell table:formula="of:=[.C17]" office:value-type="float" office:value="2997.4656" calcext:value-type="float">
            <text:p>2997,4656</text:p>
          </table:table-cell>
          <table:table-cell table:formula="of:=[.E17]" office:value-type="float" office:value="6787.7341" calcext:value-type="float">
            <text:p>6787,7341</text:p>
          </table:table-cell>
          <table:table-cell table:formula="of:=[.H17]" office:value-type="float" office:value="195.0708" calcext:value-type="float">
            <text:p>195,0708</text:p>
          </table:table-cell>
          <table:table-cell table:formula="of:=[.B17]+[.F17]" office:value-type="float" office:value="832.1328" calcext:value-type="float">
            <text:p>832,1328</text:p>
          </table:table-cell>
          <table:table-cell/>
          <table:table-cell table:formula="of:=[.L17]+[.M17]+[.N17]+[.O17]+[.P17]+[.Q17]" office:value-type="float" office:value="16451.8496" calcext:value-type="float">
            <text:p>16451,8496</text:p>
          </table:table-cell>
          <table:table-cell table:number-columns-repeated="7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87.3072" calcext:value-type="float">
            <text:p>387,3072</text:p>
          </table:table-cell>
          <table:table-cell office:value-type="float" office:value="3178.7667" calcext:value-type="float">
            <text:p>3178,7667</text:p>
          </table:table-cell>
          <table:table-cell office:value-type="float" office:value="88.3095" calcext:value-type="float">
            <text:p>88,3095</text:p>
          </table:table-cell>
          <table:table-cell office:value-type="float" office:value="6809.7749" calcext:value-type="float">
            <text:p>6809,7749</text:p>
          </table:table-cell>
          <table:table-cell office:value-type="float" office:value="434.4544" calcext:value-type="float">
            <text:p>434,4544</text:p>
          </table:table-cell>
          <table:table-cell office:value-type="float" office:value="4962.4391" calcext:value-type="float">
            <text:p>4962,4391</text:p>
          </table:table-cell>
          <table:table-cell office:value-type="float" office:value="197.8419" calcext:value-type="float">
            <text:p>197,8419</text:p>
          </table:table-cell>
          <table:table-cell office:value-type="float" office:value="411.8523" calcext:value-type="float">
            <text:p>411,8523</text:p>
          </table:table-cell>
          <table:table-cell table:number-columns-repeated="2"/>
          <table:table-cell table:formula="of:=[.D18]+[.G18]" office:value-type="float" office:value="5050.7486" calcext:value-type="float">
            <text:p>5050,7486</text:p>
          </table:table-cell>
          <table:table-cell table:formula="of:=[.I18]" office:value-type="float" office:value="411.8523" calcext:value-type="float">
            <text:p>411,8523</text:p>
          </table:table-cell>
          <table:table-cell table:formula="of:=[.C18]" office:value-type="float" office:value="3178.7667" calcext:value-type="float">
            <text:p>3178,7667</text:p>
          </table:table-cell>
          <table:table-cell table:formula="of:=[.E18]" office:value-type="float" office:value="6809.7749" calcext:value-type="float">
            <text:p>6809,7749</text:p>
          </table:table-cell>
          <table:table-cell table:formula="of:=[.H18]" office:value-type="float" office:value="197.8419" calcext:value-type="float">
            <text:p>197,8419</text:p>
          </table:table-cell>
          <table:table-cell table:formula="of:=[.B18]+[.F18]" office:value-type="float" office:value="821.7616" calcext:value-type="float">
            <text:p>821,7616</text:p>
          </table:table-cell>
          <table:table-cell/>
          <table:table-cell table:formula="of:=[.L18]+[.M18]+[.N18]+[.O18]+[.P18]+[.Q18]" office:value-type="float" office:value="16470.746" calcext:value-type="float">
            <text:p>16470,746</text:p>
          </table:table-cell>
          <table:table-cell table:number-columns-repeated="7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420.1866" calcext:value-type="float">
            <text:p>420,1866</text:p>
          </table:table-cell>
          <table:table-cell office:value-type="float" office:value="3338.9699" calcext:value-type="float">
            <text:p>3338,9699</text:p>
          </table:table-cell>
          <table:table-cell office:value-type="float" office:value="103.7271" calcext:value-type="float">
            <text:p>103,7271</text:p>
          </table:table-cell>
          <table:table-cell office:value-type="float" office:value="7196.7695" calcext:value-type="float">
            <text:p>7196,7695</text:p>
          </table:table-cell>
          <table:table-cell office:value-type="float" office:value="508.0188" calcext:value-type="float">
            <text:p>508,0188</text:p>
          </table:table-cell>
          <table:table-cell office:value-type="float" office:value="5190.3731" calcext:value-type="float">
            <text:p>5190,3731</text:p>
          </table:table-cell>
          <table:table-cell office:value-type="float" office:value="196.9201" calcext:value-type="float">
            <text:p>196,9201</text:p>
          </table:table-cell>
          <table:table-cell office:value-type="float" office:value="419.1073" calcext:value-type="float">
            <text:p>419,1073</text:p>
          </table:table-cell>
          <table:table-cell table:number-columns-repeated="2"/>
          <table:table-cell table:formula="of:=[.D19]+[.G19]" office:value-type="float" office:value="5294.1002" calcext:value-type="float">
            <text:p>5294,1002</text:p>
          </table:table-cell>
          <table:table-cell table:formula="of:=[.I19]" office:value-type="float" office:value="419.1073" calcext:value-type="float">
            <text:p>419,1073</text:p>
          </table:table-cell>
          <table:table-cell table:formula="of:=[.C19]" office:value-type="float" office:value="3338.9699" calcext:value-type="float">
            <text:p>3338,9699</text:p>
          </table:table-cell>
          <table:table-cell table:formula="of:=[.E19]" office:value-type="float" office:value="7196.7695" calcext:value-type="float">
            <text:p>7196,7695</text:p>
          </table:table-cell>
          <table:table-cell table:formula="of:=[.H19]" office:value-type="float" office:value="196.9201" calcext:value-type="float">
            <text:p>196,9201</text:p>
          </table:table-cell>
          <table:table-cell table:formula="of:=[.B19]+[.F19]" office:value-type="float" office:value="928.2054" calcext:value-type="float">
            <text:p>928,2054</text:p>
          </table:table-cell>
          <table:table-cell/>
          <table:table-cell table:formula="of:=[.L19]+[.M19]+[.N19]+[.O19]+[.P19]+[.Q19]" office:value-type="float" office:value="17374.0724" calcext:value-type="float">
            <text:p>17374,0724</text:p>
          </table:table-cell>
          <table:table-cell table:number-columns-repeated="7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33.019" calcext:value-type="float">
            <text:p>433,019</text:p>
          </table:table-cell>
          <table:table-cell office:value-type="float" office:value="3559.4818" calcext:value-type="float">
            <text:p>3559,4818</text:p>
          </table:table-cell>
          <table:table-cell office:value-type="float" office:value="100.4534" calcext:value-type="float">
            <text:p>100,4534</text:p>
          </table:table-cell>
          <table:table-cell office:value-type="float" office:value="7244.511" calcext:value-type="float">
            <text:p>7244,511</text:p>
          </table:table-cell>
          <table:table-cell office:value-type="float" office:value="534.301" calcext:value-type="float">
            <text:p>534,301</text:p>
          </table:table-cell>
          <table:table-cell office:value-type="float" office:value="5336.5994" calcext:value-type="float">
            <text:p>5336,5994</text:p>
          </table:table-cell>
          <table:table-cell office:value-type="float" office:value="211.5987" calcext:value-type="float">
            <text:p>211,5987</text:p>
          </table:table-cell>
          <table:table-cell office:value-type="float" office:value="434.4889" calcext:value-type="float">
            <text:p>434,4889</text:p>
          </table:table-cell>
          <table:table-cell table:number-columns-repeated="2"/>
          <table:table-cell table:formula="of:=[.D20]+[.G20]" office:value-type="float" office:value="5437.0528" calcext:value-type="float">
            <text:p>5437,0528</text:p>
          </table:table-cell>
          <table:table-cell table:formula="of:=[.I20]" office:value-type="float" office:value="434.4889" calcext:value-type="float">
            <text:p>434,4889</text:p>
          </table:table-cell>
          <table:table-cell table:formula="of:=[.C20]" office:value-type="float" office:value="3559.4818" calcext:value-type="float">
            <text:p>3559,4818</text:p>
          </table:table-cell>
          <table:table-cell table:formula="of:=[.E20]" office:value-type="float" office:value="7244.511" calcext:value-type="float">
            <text:p>7244,511</text:p>
          </table:table-cell>
          <table:table-cell table:formula="of:=[.H20]" office:value-type="float" office:value="211.5987" calcext:value-type="float">
            <text:p>211,5987</text:p>
          </table:table-cell>
          <table:table-cell table:formula="of:=[.B20]+[.F20]" office:value-type="float" office:value="967.32" calcext:value-type="float">
            <text:p>967,32</text:p>
          </table:table-cell>
          <table:table-cell/>
          <table:table-cell table:formula="of:=[.L20]+[.M20]+[.N20]+[.O20]+[.P20]+[.Q20]" office:value-type="float" office:value="17854.4532" calcext:value-type="float">
            <text:p>17854,4532</text:p>
          </table:table-cell>
          <table:table-cell table:number-columns-repeated="7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462.5084" calcext:value-type="float">
            <text:p>462,5084</text:p>
          </table:table-cell>
          <table:table-cell office:value-type="float" office:value="3739.4937" calcext:value-type="float">
            <text:p>3739,4937</text:p>
          </table:table-cell>
          <table:table-cell office:value-type="float" office:value="97.6052" calcext:value-type="float">
            <text:p>97,6052</text:p>
          </table:table-cell>
          <table:table-cell office:value-type="float" office:value="7482.342" calcext:value-type="float">
            <text:p>7482,342</text:p>
          </table:table-cell>
          <table:table-cell office:value-type="float" office:value="536.2678" calcext:value-type="float">
            <text:p>536,2678</text:p>
          </table:table-cell>
          <table:table-cell office:value-type="float" office:value="5521.386" calcext:value-type="float">
            <text:p>5521,386</text:p>
          </table:table-cell>
          <table:table-cell office:value-type="float" office:value="222.93" calcext:value-type="float">
            <text:p>222,93</text:p>
          </table:table-cell>
          <table:table-cell office:value-type="float" office:value="460.866" calcext:value-type="float">
            <text:p>460,866</text:p>
          </table:table-cell>
          <table:table-cell table:number-columns-repeated="2"/>
          <table:table-cell table:formula="of:=[.D21]+[.G21]" office:value-type="float" office:value="5618.9912" calcext:value-type="float">
            <text:p>5618,9912</text:p>
          </table:table-cell>
          <table:table-cell table:formula="of:=[.I21]" office:value-type="float" office:value="460.866" calcext:value-type="float">
            <text:p>460,866</text:p>
          </table:table-cell>
          <table:table-cell table:formula="of:=[.C21]" office:value-type="float" office:value="3739.4937" calcext:value-type="float">
            <text:p>3739,4937</text:p>
          </table:table-cell>
          <table:table-cell table:formula="of:=[.E21]" office:value-type="float" office:value="7482.342" calcext:value-type="float">
            <text:p>7482,342</text:p>
          </table:table-cell>
          <table:table-cell table:formula="of:=[.H21]" office:value-type="float" office:value="222.93" calcext:value-type="float">
            <text:p>222,93</text:p>
          </table:table-cell>
          <table:table-cell table:formula="of:=[.B21]+[.F21]" office:value-type="float" office:value="998.7762" calcext:value-type="float">
            <text:p>998,7762</text:p>
          </table:table-cell>
          <table:table-cell/>
          <table:table-cell table:formula="of:=[.L21]+[.M21]+[.N21]+[.O21]+[.P21]+[.Q21]" office:value-type="float" office:value="18523.3991" calcext:value-type="float">
            <text:p>18523,3991</text:p>
          </table:table-cell>
          <table:table-cell table:number-columns-repeated="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499.0394" calcext:value-type="float">
            <text:p>499,0394</text:p>
          </table:table-cell>
          <table:table-cell office:value-type="float" office:value="3880.361" calcext:value-type="float">
            <text:p>3880,361</text:p>
          </table:table-cell>
          <table:table-cell office:value-type="float" office:value="101.2209" calcext:value-type="float">
            <text:p>101,2209</text:p>
          </table:table-cell>
          <table:table-cell office:value-type="float" office:value="7679.0438" calcext:value-type="float">
            <text:p>7679,0438</text:p>
          </table:table-cell>
          <table:table-cell office:value-type="float" office:value="570.0279" calcext:value-type="float">
            <text:p>570,0279</text:p>
          </table:table-cell>
          <table:table-cell office:value-type="float" office:value="5577.0125" calcext:value-type="float">
            <text:p>5577,0125</text:p>
          </table:table-cell>
          <table:table-cell office:value-type="float" office:value="224.6977" calcext:value-type="float">
            <text:p>224,6977</text:p>
          </table:table-cell>
          <table:table-cell office:value-type="float" office:value="493.6195" calcext:value-type="float">
            <text:p>493,6195</text:p>
          </table:table-cell>
          <table:table-cell table:number-columns-repeated="2"/>
          <table:table-cell table:formula="of:=[.D22]+[.G22]" office:value-type="float" office:value="5678.2334" calcext:value-type="float">
            <text:p>5678,2334</text:p>
          </table:table-cell>
          <table:table-cell table:formula="of:=[.I22]" office:value-type="float" office:value="493.6195" calcext:value-type="float">
            <text:p>493,6195</text:p>
          </table:table-cell>
          <table:table-cell table:formula="of:=[.C22]" office:value-type="float" office:value="3880.361" calcext:value-type="float">
            <text:p>3880,361</text:p>
          </table:table-cell>
          <table:table-cell table:formula="of:=[.E22]" office:value-type="float" office:value="7679.0438" calcext:value-type="float">
            <text:p>7679,0438</text:p>
          </table:table-cell>
          <table:table-cell table:formula="of:=[.H22]" office:value-type="float" office:value="224.6977" calcext:value-type="float">
            <text:p>224,6977</text:p>
          </table:table-cell>
          <table:table-cell table:formula="of:=[.B22]+[.F22]" office:value-type="float" office:value="1069.0673" calcext:value-type="float">
            <text:p>1069,0673</text:p>
          </table:table-cell>
          <table:table-cell/>
          <table:table-cell table:formula="of:=[.L22]+[.M22]+[.N22]+[.O22]+[.P22]+[.Q22]" office:value-type="float" office:value="19025.0227" calcext:value-type="float">
            <text:p>19025,0227</text:p>
          </table:table-cell>
          <table:table-cell table:number-columns-repeated="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35.6627" calcext:value-type="float">
            <text:p>535,6627</text:p>
          </table:table-cell>
          <table:table-cell office:value-type="float" office:value="3897.6947" calcext:value-type="float">
            <text:p>3897,6947</text:p>
          </table:table-cell>
          <table:table-cell office:value-type="float" office:value="100.3115" calcext:value-type="float">
            <text:p>100,3115</text:p>
          </table:table-cell>
          <table:table-cell office:value-type="float" office:value="7683.9909" calcext:value-type="float">
            <text:p>7683,9909</text:p>
          </table:table-cell>
          <table:table-cell office:value-type="float" office:value="554.4296" calcext:value-type="float">
            <text:p>554,4296</text:p>
          </table:table-cell>
          <table:table-cell office:value-type="float" office:value="5428.4203" calcext:value-type="float">
            <text:p>5428,4203</text:p>
          </table:table-cell>
          <table:table-cell office:value-type="float" office:value="241.6839" calcext:value-type="float">
            <text:p>241,6839</text:p>
          </table:table-cell>
          <table:table-cell office:value-type="float" office:value="507.8072" calcext:value-type="float">
            <text:p>507,8072</text:p>
          </table:table-cell>
          <table:table-cell table:number-columns-repeated="2"/>
          <table:table-cell table:formula="of:=[.D23]+[.G23]" office:value-type="float" office:value="5528.7318" calcext:value-type="float">
            <text:p>5528,7318</text:p>
          </table:table-cell>
          <table:table-cell table:formula="of:=[.I23]" office:value-type="float" office:value="507.8072" calcext:value-type="float">
            <text:p>507,8072</text:p>
          </table:table-cell>
          <table:table-cell table:formula="of:=[.C23]" office:value-type="float" office:value="3897.6947" calcext:value-type="float">
            <text:p>3897,6947</text:p>
          </table:table-cell>
          <table:table-cell table:formula="of:=[.E23]" office:value-type="float" office:value="7683.9909" calcext:value-type="float">
            <text:p>7683,9909</text:p>
          </table:table-cell>
          <table:table-cell table:formula="of:=[.H23]" office:value-type="float" office:value="241.6839" calcext:value-type="float">
            <text:p>241,6839</text:p>
          </table:table-cell>
          <table:table-cell table:formula="of:=[.B23]+[.F23]" office:value-type="float" office:value="1090.0923" calcext:value-type="float">
            <text:p>1090,0923</text:p>
          </table:table-cell>
          <table:table-cell/>
          <table:table-cell table:formula="of:=[.L23]+[.M23]+[.N23]+[.O23]+[.P23]+[.Q23]" office:value-type="float" office:value="18950.0008" calcext:value-type="float">
            <text:p>18950,0008</text:p>
          </table:table-cell>
          <table:table-cell table:number-columns-repeated="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548.5411" calcext:value-type="float">
            <text:p>548,5411</text:p>
          </table:table-cell>
          <table:table-cell office:value-type="float" office:value="3874.8741" calcext:value-type="float">
            <text:p>3874,8741</text:p>
          </table:table-cell>
          <table:table-cell office:value-type="float" office:value="93.9513" calcext:value-type="float">
            <text:p>93,9513</text:p>
          </table:table-cell>
          <table:table-cell office:value-type="float" office:value="7407.0757" calcext:value-type="float">
            <text:p>7407,0757</text:p>
          </table:table-cell>
          <table:table-cell office:value-type="float" office:value="551.6453" calcext:value-type="float">
            <text:p>551,6453</text:p>
          </table:table-cell>
          <table:table-cell office:value-type="float" office:value="5244.9033" calcext:value-type="float">
            <text:p>5244,9033</text:p>
          </table:table-cell>
          <table:table-cell office:value-type="float" office:value="250.1541" calcext:value-type="float">
            <text:p>250,1541</text:p>
          </table:table-cell>
          <table:table-cell office:value-type="float" office:value="488.7349" calcext:value-type="float">
            <text:p>488,7349</text:p>
          </table:table-cell>
          <table:table-cell table:number-columns-repeated="2"/>
          <table:table-cell table:formula="of:=[.D24]+[.G24]" office:value-type="float" office:value="5338.8546" calcext:value-type="float">
            <text:p>5338,8546</text:p>
          </table:table-cell>
          <table:table-cell table:formula="of:=[.I24]" office:value-type="float" office:value="488.7349" calcext:value-type="float">
            <text:p>488,7349</text:p>
          </table:table-cell>
          <table:table-cell table:formula="of:=[.C24]" office:value-type="float" office:value="3874.8741" calcext:value-type="float">
            <text:p>3874,8741</text:p>
          </table:table-cell>
          <table:table-cell table:formula="of:=[.E24]" office:value-type="float" office:value="7407.0757" calcext:value-type="float">
            <text:p>7407,0757</text:p>
          </table:table-cell>
          <table:table-cell table:formula="of:=[.H24]" office:value-type="float" office:value="250.1541" calcext:value-type="float">
            <text:p>250,1541</text:p>
          </table:table-cell>
          <table:table-cell table:formula="of:=[.B24]+[.F24]" office:value-type="float" office:value="1100.1864" calcext:value-type="float">
            <text:p>1100,1864</text:p>
          </table:table-cell>
          <table:table-cell/>
          <table:table-cell table:formula="of:=[.L24]+[.M24]+[.N24]+[.O24]+[.P24]+[.Q24]" office:value-type="float" office:value="18459.8798" calcext:value-type="float">
            <text:p>18459,8798</text:p>
          </table:table-cell>
          <table:table-cell table:number-columns-repeated="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571.6814" calcext:value-type="float">
            <text:p>571,6814</text:p>
          </table:table-cell>
          <table:table-cell office:value-type="float" office:value="4012.9247" calcext:value-type="float">
            <text:p>4012,9247</text:p>
          </table:table-cell>
          <table:table-cell office:value-type="float" office:value="96.0497" calcext:value-type="float">
            <text:p>96,0497</text:p>
          </table:table-cell>
          <table:table-cell office:value-type="float" office:value="7348.8272" calcext:value-type="float">
            <text:p>7348,8272</text:p>
          </table:table-cell>
          <table:table-cell office:value-type="float" office:value="563.858" calcext:value-type="float">
            <text:p>563,858</text:p>
          </table:table-cell>
          <table:table-cell office:value-type="float" office:value="5021.6316" calcext:value-type="float">
            <text:p>5021,6316</text:p>
          </table:table-cell>
          <table:table-cell office:value-type="float" office:value="255.2011" calcext:value-type="float">
            <text:p>255,2011</text:p>
          </table:table-cell>
          <table:table-cell office:value-type="float" office:value="490.0279" calcext:value-type="float">
            <text:p>490,0279</text:p>
          </table:table-cell>
          <table:table-cell table:number-columns-repeated="2"/>
          <table:table-cell table:formula="of:=[.D25]+[.G25]" office:value-type="float" office:value="5117.6813" calcext:value-type="float">
            <text:p>5117,6813</text:p>
          </table:table-cell>
          <table:table-cell table:formula="of:=[.I25]" office:value-type="float" office:value="490.0279" calcext:value-type="float">
            <text:p>490,0279</text:p>
          </table:table-cell>
          <table:table-cell table:formula="of:=[.C25]" office:value-type="float" office:value="4012.9247" calcext:value-type="float">
            <text:p>4012,9247</text:p>
          </table:table-cell>
          <table:table-cell table:formula="of:=[.E25]" office:value-type="float" office:value="7348.8272" calcext:value-type="float">
            <text:p>7348,8272</text:p>
          </table:table-cell>
          <table:table-cell table:formula="of:=[.H25]" office:value-type="float" office:value="255.2011" calcext:value-type="float">
            <text:p>255,2011</text:p>
          </table:table-cell>
          <table:table-cell table:formula="of:=[.B25]+[.F25]" office:value-type="float" office:value="1135.5394" calcext:value-type="float">
            <text:p>1135,5394</text:p>
          </table:table-cell>
          <table:table-cell/>
          <table:table-cell table:formula="of:=[.L25]+[.M25]+[.N25]+[.O25]+[.P25]+[.Q25]" office:value-type="float" office:value="18360.2016" calcext:value-type="float">
            <text:p>18360,2016</text:p>
          </table:table-cell>
          <table:table-cell table:number-columns-repeated="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594.4832" calcext:value-type="float">
            <text:p>594,4832</text:p>
          </table:table-cell>
          <table:table-cell office:value-type="float" office:value="4166.8163" calcext:value-type="float">
            <text:p>4166,8163</text:p>
          </table:table-cell>
          <table:table-cell office:value-type="float" office:value="86.2803" calcext:value-type="float">
            <text:p>86,2803</text:p>
          </table:table-cell>
          <table:table-cell office:value-type="float" office:value="7352.7712" calcext:value-type="float">
            <text:p>7352,7712</text:p>
          </table:table-cell>
          <table:table-cell office:value-type="float" office:value="594.0889" calcext:value-type="float">
            <text:p>594,0889</text:p>
          </table:table-cell>
          <table:table-cell office:value-type="float" office:value="5022.9281" calcext:value-type="float">
            <text:p>5022,9281</text:p>
          </table:table-cell>
          <table:table-cell office:value-type="float" office:value="245.7058" calcext:value-type="float">
            <text:p>245,7058</text:p>
          </table:table-cell>
          <table:table-cell office:value-type="float" office:value="485.2165" calcext:value-type="float">
            <text:p>485,2165</text:p>
          </table:table-cell>
          <table:table-cell table:number-columns-repeated="2"/>
          <table:table-cell table:formula="of:=[.D26]+[.G26]" office:value-type="float" office:value="5109.2084" calcext:value-type="float">
            <text:p>5109,2084</text:p>
          </table:table-cell>
          <table:table-cell table:formula="of:=[.I26]" office:value-type="float" office:value="485.2165" calcext:value-type="float">
            <text:p>485,2165</text:p>
          </table:table-cell>
          <table:table-cell table:formula="of:=[.C26]" office:value-type="float" office:value="4166.8163" calcext:value-type="float">
            <text:p>4166,8163</text:p>
          </table:table-cell>
          <table:table-cell table:formula="of:=[.E26]" office:value-type="float" office:value="7352.7712" calcext:value-type="float">
            <text:p>7352,7712</text:p>
          </table:table-cell>
          <table:table-cell table:formula="of:=[.H26]" office:value-type="float" office:value="245.7058" calcext:value-type="float">
            <text:p>245,7058</text:p>
          </table:table-cell>
          <table:table-cell table:formula="of:=[.B26]+[.F26]" office:value-type="float" office:value="1188.5721" calcext:value-type="float">
            <text:p>1188,5721</text:p>
          </table:table-cell>
          <table:table-cell/>
          <table:table-cell table:formula="of:=[.L26]+[.M26]+[.N26]+[.O26]+[.P26]+[.Q26]" office:value-type="float" office:value="18548.2903" calcext:value-type="float">
            <text:p>18548,2903</text:p>
          </table:table-cell>
          <table:table-cell table:number-columns-repeated="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649.2088" calcext:value-type="float">
            <text:p>649,2088</text:p>
          </table:table-cell>
          <table:table-cell office:value-type="float" office:value="4410.9033" calcext:value-type="float">
            <text:p>4410,9033</text:p>
          </table:table-cell>
          <table:table-cell office:value-type="float" office:value="95.1211" calcext:value-type="float">
            <text:p>95,1211</text:p>
          </table:table-cell>
          <table:table-cell office:value-type="float" office:value="7398.868" calcext:value-type="float">
            <text:p>7398,868</text:p>
          </table:table-cell>
          <table:table-cell office:value-type="float" office:value="622.5272" calcext:value-type="float">
            <text:p>622,5272</text:p>
          </table:table-cell>
          <table:table-cell office:value-type="float" office:value="5171.5756" calcext:value-type="float">
            <text:p>5171,5756</text:p>
          </table:table-cell>
          <table:table-cell office:value-type="float" office:value="258.4665" calcext:value-type="float">
            <text:p>258,4665</text:p>
          </table:table-cell>
          <table:table-cell office:value-type="float" office:value="491.3501" calcext:value-type="float">
            <text:p>491,3501</text:p>
          </table:table-cell>
          <table:table-cell table:number-columns-repeated="2"/>
          <table:table-cell table:formula="of:=[.D27]+[.G27]" office:value-type="float" office:value="5266.6967" calcext:value-type="float">
            <text:p>5266,6967</text:p>
          </table:table-cell>
          <table:table-cell table:formula="of:=[.I27]" office:value-type="float" office:value="491.3501" calcext:value-type="float">
            <text:p>491,3501</text:p>
          </table:table-cell>
          <table:table-cell table:formula="of:=[.C27]" office:value-type="float" office:value="4410.9033" calcext:value-type="float">
            <text:p>4410,9033</text:p>
          </table:table-cell>
          <table:table-cell table:formula="of:=[.E27]" office:value-type="float" office:value="7398.868" calcext:value-type="float">
            <text:p>7398,868</text:p>
          </table:table-cell>
          <table:table-cell table:formula="of:=[.H27]" office:value-type="float" office:value="258.4665" calcext:value-type="float">
            <text:p>258,4665</text:p>
          </table:table-cell>
          <table:table-cell table:formula="of:=[.B27]+[.F27]" office:value-type="float" office:value="1271.736" calcext:value-type="float">
            <text:p>1271,736</text:p>
          </table:table-cell>
          <table:table-cell/>
          <table:table-cell table:formula="of:=[.L27]+[.M27]+[.N27]+[.O27]+[.P27]+[.Q27]" office:value-type="float" office:value="19098.0206" calcext:value-type="float">
            <text:p>19098,0206</text:p>
          </table:table-cell>
          <table:table-cell table:number-columns-repeated="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665.6466" calcext:value-type="float">
            <text:p>665,6466</text:p>
          </table:table-cell>
          <table:table-cell office:value-type="float" office:value="4663.8363" calcext:value-type="float">
            <text:p>4663,8363</text:p>
          </table:table-cell>
          <table:table-cell office:value-type="float" office:value="100.9831" calcext:value-type="float">
            <text:p>100,9831</text:p>
          </table:table-cell>
          <table:table-cell office:value-type="float" office:value="7721.2085" calcext:value-type="float">
            <text:p>7721,2085</text:p>
          </table:table-cell>
          <table:table-cell office:value-type="float" office:value="670.8917" calcext:value-type="float">
            <text:p>670,8917</text:p>
          </table:table-cell>
          <table:table-cell office:value-type="float" office:value="5194.9618" calcext:value-type="float">
            <text:p>5194,9618</text:p>
          </table:table-cell>
          <table:table-cell office:value-type="float" office:value="266.0607" calcext:value-type="float">
            <text:p>266,0607</text:p>
          </table:table-cell>
          <table:table-cell office:value-type="float" office:value="501.4818" calcext:value-type="float">
            <text:p>501,4818</text:p>
          </table:table-cell>
          <table:table-cell table:number-columns-repeated="2"/>
          <table:table-cell table:formula="of:=[.D28]+[.G28]" office:value-type="float" office:value="5295.9449" calcext:value-type="float">
            <text:p>5295,9449</text:p>
          </table:table-cell>
          <table:table-cell table:formula="of:=[.I28]" office:value-type="float" office:value="501.4818" calcext:value-type="float">
            <text:p>501,4818</text:p>
          </table:table-cell>
          <table:table-cell table:formula="of:=[.C28]" office:value-type="float" office:value="4663.8363" calcext:value-type="float">
            <text:p>4663,8363</text:p>
          </table:table-cell>
          <table:table-cell table:formula="of:=[.E28]" office:value-type="float" office:value="7721.2085" calcext:value-type="float">
            <text:p>7721,2085</text:p>
          </table:table-cell>
          <table:table-cell table:formula="of:=[.H28]" office:value-type="float" office:value="266.0607" calcext:value-type="float">
            <text:p>266,0607</text:p>
          </table:table-cell>
          <table:table-cell table:formula="of:=[.B28]+[.F28]" office:value-type="float" office:value="1336.5383" calcext:value-type="float">
            <text:p>1336,5383</text:p>
          </table:table-cell>
          <table:table-cell/>
          <table:table-cell table:formula="of:=[.L28]+[.M28]+[.N28]+[.O28]+[.P28]+[.Q28]" office:value-type="float" office:value="19785.0705" calcext:value-type="float">
            <text:p>19785,0705</text:p>
          </table:table-cell>
          <table:table-cell table:number-columns-repeated="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689.5878" calcext:value-type="float">
            <text:p>689,5878</text:p>
          </table:table-cell>
          <table:table-cell office:value-type="float" office:value="4836.0648" calcext:value-type="float">
            <text:p>4836,0648</text:p>
          </table:table-cell>
          <table:table-cell office:value-type="float" office:value="86.1247" calcext:value-type="float">
            <text:p>86,1247</text:p>
          </table:table-cell>
          <table:table-cell office:value-type="float" office:value="7741.6837" calcext:value-type="float">
            <text:p>7741,6837</text:p>
          </table:table-cell>
          <table:table-cell office:value-type="float" office:value="713.5965" calcext:value-type="float">
            <text:p>713,5965</text:p>
          </table:table-cell>
          <table:table-cell office:value-type="float" office:value="5187.3563" calcext:value-type="float">
            <text:p>5187,3563</text:p>
          </table:table-cell>
          <table:table-cell office:value-type="float" office:value="265.8506" calcext:value-type="float">
            <text:p>265,8506</text:p>
          </table:table-cell>
          <table:table-cell office:value-type="float" office:value="529.547" calcext:value-type="float">
            <text:p>529,547</text:p>
          </table:table-cell>
          <table:table-cell table:number-columns-repeated="2"/>
          <table:table-cell table:formula="of:=[.D29]+[.G29]" office:value-type="float" office:value="5273.481" calcext:value-type="float">
            <text:p>5273,481</text:p>
          </table:table-cell>
          <table:table-cell table:formula="of:=[.I29]" office:value-type="float" office:value="529.547" calcext:value-type="float">
            <text:p>529,547</text:p>
          </table:table-cell>
          <table:table-cell table:formula="of:=[.C29]" office:value-type="float" office:value="4836.0648" calcext:value-type="float">
            <text:p>4836,0648</text:p>
          </table:table-cell>
          <table:table-cell table:formula="of:=[.E29]" office:value-type="float" office:value="7741.6837" calcext:value-type="float">
            <text:p>7741,6837</text:p>
          </table:table-cell>
          <table:table-cell table:formula="of:=[.H29]" office:value-type="float" office:value="265.8506" calcext:value-type="float">
            <text:p>265,8506</text:p>
          </table:table-cell>
          <table:table-cell table:formula="of:=[.B29]+[.F29]" office:value-type="float" office:value="1403.1843" calcext:value-type="float">
            <text:p>1403,1843</text:p>
          </table:table-cell>
          <table:table-cell/>
          <table:table-cell table:formula="of:=[.L29]+[.M29]+[.N29]+[.O29]+[.P29]+[.Q29]" office:value-type="float" office:value="20049.8114" calcext:value-type="float">
            <text:p>20049,8114</text:p>
          </table:table-cell>
          <table:table-cell table:number-columns-repeated="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689.5856" calcext:value-type="float">
            <text:p>689,5856</text:p>
          </table:table-cell>
          <table:table-cell office:value-type="float" office:value="5074.1739" calcext:value-type="float">
            <text:p>5074,1739</text:p>
          </table:table-cell>
          <table:table-cell office:value-type="float" office:value="91.0713" calcext:value-type="float">
            <text:p>91,0713</text:p>
          </table:table-cell>
          <table:table-cell office:value-type="float" office:value="7908.695" calcext:value-type="float">
            <text:p>7908,695</text:p>
          </table:table-cell>
          <table:table-cell office:value-type="float" office:value="729.6132" calcext:value-type="float">
            <text:p>729,6132</text:p>
          </table:table-cell>
          <table:table-cell office:value-type="float" office:value="5419.3312" calcext:value-type="float">
            <text:p>5419,3312</text:p>
          </table:table-cell>
          <table:table-cell office:value-type="float" office:value="283.1328" calcext:value-type="float">
            <text:p>283,1328</text:p>
          </table:table-cell>
          <table:table-cell office:value-type="float" office:value="556.8219" calcext:value-type="float">
            <text:p>556,8219</text:p>
          </table:table-cell>
          <table:table-cell table:number-columns-repeated="2"/>
          <table:table-cell table:formula="of:=[.D30]+[.G30]" office:value-type="float" office:value="5510.4025" calcext:value-type="float">
            <text:p>5510,4025</text:p>
          </table:table-cell>
          <table:table-cell table:formula="of:=[.I30]" office:value-type="float" office:value="556.8219" calcext:value-type="float">
            <text:p>556,8219</text:p>
          </table:table-cell>
          <table:table-cell table:formula="of:=[.C30]" office:value-type="float" office:value="5074.1739" calcext:value-type="float">
            <text:p>5074,1739</text:p>
          </table:table-cell>
          <table:table-cell table:formula="of:=[.E30]" office:value-type="float" office:value="7908.695" calcext:value-type="float">
            <text:p>7908,695</text:p>
          </table:table-cell>
          <table:table-cell table:formula="of:=[.H30]" office:value-type="float" office:value="283.1328" calcext:value-type="float">
            <text:p>283,1328</text:p>
          </table:table-cell>
          <table:table-cell table:formula="of:=[.B30]+[.F30]" office:value-type="float" office:value="1419.1988" calcext:value-type="float">
            <text:p>1419,1988</text:p>
          </table:table-cell>
          <table:table-cell/>
          <table:table-cell table:formula="of:=[.L30]+[.M30]+[.N30]+[.O30]+[.P30]+[.Q30]" office:value-type="float" office:value="20752.4249" calcext:value-type="float">
            <text:p>20752,4249</text:p>
          </table:table-cell>
          <table:table-cell table:number-columns-repeated="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24.5973" calcext:value-type="float">
            <text:p>724,5973</text:p>
          </table:table-cell>
          <table:table-cell office:value-type="float" office:value="5476.4793" calcext:value-type="float">
            <text:p>5476,4793</text:p>
          </table:table-cell>
          <table:table-cell office:value-type="float" office:value="91.0187" calcext:value-type="float">
            <text:p>91,0187</text:p>
          </table:table-cell>
          <table:table-cell office:value-type="float" office:value="7961.3946" calcext:value-type="float">
            <text:p>7961,3946</text:p>
          </table:table-cell>
          <table:table-cell office:value-type="float" office:value="777.1427" calcext:value-type="float">
            <text:p>777,1427</text:p>
          </table:table-cell>
          <table:table-cell office:value-type="float" office:value="5648.8282" calcext:value-type="float">
            <text:p>5648,8282</text:p>
          </table:table-cell>
          <table:table-cell office:value-type="float" office:value="289.5626" calcext:value-type="float">
            <text:p>289,5626</text:p>
          </table:table-cell>
          <table:table-cell office:value-type="float" office:value="579.7641" calcext:value-type="float">
            <text:p>579,7641</text:p>
          </table:table-cell>
          <table:table-cell table:number-columns-repeated="2"/>
          <table:table-cell table:formula="of:=[.D31]+[.G31]" office:value-type="float" office:value="5739.8469" calcext:value-type="float">
            <text:p>5739,8469</text:p>
          </table:table-cell>
          <table:table-cell table:formula="of:=[.I31]" office:value-type="float" office:value="579.7641" calcext:value-type="float">
            <text:p>579,7641</text:p>
          </table:table-cell>
          <table:table-cell table:formula="of:=[.C31]" office:value-type="float" office:value="5476.4793" calcext:value-type="float">
            <text:p>5476,4793</text:p>
          </table:table-cell>
          <table:table-cell table:formula="of:=[.E31]" office:value-type="float" office:value="7961.3946" calcext:value-type="float">
            <text:p>7961,3946</text:p>
          </table:table-cell>
          <table:table-cell table:formula="of:=[.H31]" office:value-type="float" office:value="289.5626" calcext:value-type="float">
            <text:p>289,5626</text:p>
          </table:table-cell>
          <table:table-cell table:formula="of:=[.B31]+[.F31]" office:value-type="float" office:value="1501.74" calcext:value-type="float">
            <text:p>1501,74</text:p>
          </table:table-cell>
          <table:table-cell/>
          <table:table-cell table:formula="of:=[.L31]+[.M31]+[.N31]+[.O31]+[.P31]+[.Q31]" office:value-type="float" office:value="21548.7875" calcext:value-type="float">
            <text:p>21548,7875</text:p>
          </table:table-cell>
          <table:table-cell table:number-columns-repeated="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697.7461" calcext:value-type="float">
            <text:p>697,7461</text:p>
          </table:table-cell>
          <table:table-cell office:value-type="float" office:value="5648.4188" calcext:value-type="float">
            <text:p>5648,4188</text:p>
          </table:table-cell>
          <table:table-cell office:value-type="float" office:value="96.5285" calcext:value-type="float">
            <text:p>96,5285</text:p>
          </table:table-cell>
          <table:table-cell office:value-type="float" office:value="7954.442" calcext:value-type="float">
            <text:p>7954,442</text:p>
          </table:table-cell>
          <table:table-cell office:value-type="float" office:value="821.6829" calcext:value-type="float">
            <text:p>821,6829</text:p>
          </table:table-cell>
          <table:table-cell office:value-type="float" office:value="5773.2164" calcext:value-type="float">
            <text:p>5773,2164</text:p>
          </table:table-cell>
          <table:table-cell office:value-type="float" office:value="306.365" calcext:value-type="float">
            <text:p>306,365</text:p>
          </table:table-cell>
          <table:table-cell office:value-type="float" office:value="579.3222" calcext:value-type="float">
            <text:p>579,3222</text:p>
          </table:table-cell>
          <table:table-cell table:number-columns-repeated="2"/>
          <table:table-cell table:formula="of:=[.D32]+[.G32]" office:value-type="float" office:value="5869.7449" calcext:value-type="float">
            <text:p>5869,7449</text:p>
          </table:table-cell>
          <table:table-cell table:formula="of:=[.I32]" office:value-type="float" office:value="579.3222" calcext:value-type="float">
            <text:p>579,3222</text:p>
          </table:table-cell>
          <table:table-cell table:formula="of:=[.C32]" office:value-type="float" office:value="5648.4188" calcext:value-type="float">
            <text:p>5648,4188</text:p>
          </table:table-cell>
          <table:table-cell table:formula="of:=[.E32]" office:value-type="float" office:value="7954.442" calcext:value-type="float">
            <text:p>7954,442</text:p>
          </table:table-cell>
          <table:table-cell table:formula="of:=[.H32]" office:value-type="float" office:value="306.365" calcext:value-type="float">
            <text:p>306,365</text:p>
          </table:table-cell>
          <table:table-cell table:formula="of:=[.B32]+[.F32]" office:value-type="float" office:value="1519.429" calcext:value-type="float">
            <text:p>1519,429</text:p>
          </table:table-cell>
          <table:table-cell/>
          <table:table-cell table:formula="of:=[.L32]+[.M32]+[.N32]+[.O32]+[.P32]+[.Q32]" office:value-type="float" office:value="21877.7219" calcext:value-type="float">
            <text:p>21877,7219</text:p>
          </table:table-cell>
          <table:table-cell table:number-columns-repeated="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57.8502" calcext:value-type="float">
            <text:p>657,8502</text:p>
          </table:table-cell>
          <table:table-cell office:value-type="float" office:value="5764.4328" calcext:value-type="float">
            <text:p>5764,4328</text:p>
          </table:table-cell>
          <table:table-cell office:value-type="float" office:value="97.3057" calcext:value-type="float">
            <text:p>97,3057</text:p>
          </table:table-cell>
          <table:table-cell office:value-type="float" office:value="8067.9947" calcext:value-type="float">
            <text:p>8067,9947</text:p>
          </table:table-cell>
          <table:table-cell office:value-type="float" office:value="827.4738" calcext:value-type="float">
            <text:p>827,4738</text:p>
          </table:table-cell>
          <table:table-cell office:value-type="float" office:value="5904.2039" calcext:value-type="float">
            <text:p>5904,2039</text:p>
          </table:table-cell>
          <table:table-cell office:value-type="float" office:value="307.2868" calcext:value-type="float">
            <text:p>307,2868</text:p>
          </table:table-cell>
          <table:table-cell office:value-type="float" office:value="582.8999" calcext:value-type="float">
            <text:p>582,8999</text:p>
          </table:table-cell>
          <table:table-cell table:number-columns-repeated="2"/>
          <table:table-cell table:formula="of:=[.D33]+[.G33]" office:value-type="float" office:value="6001.5096" calcext:value-type="float">
            <text:p>6001,5096</text:p>
          </table:table-cell>
          <table:table-cell table:formula="of:=[.I33]" office:value-type="float" office:value="582.8999" calcext:value-type="float">
            <text:p>582,8999</text:p>
          </table:table-cell>
          <table:table-cell table:formula="of:=[.C33]" office:value-type="float" office:value="5764.4328" calcext:value-type="float">
            <text:p>5764,4328</text:p>
          </table:table-cell>
          <table:table-cell table:formula="of:=[.E33]" office:value-type="float" office:value="8067.9947" calcext:value-type="float">
            <text:p>8067,9947</text:p>
          </table:table-cell>
          <table:table-cell table:formula="of:=[.H33]" office:value-type="float" office:value="307.2868" calcext:value-type="float">
            <text:p>307,2868</text:p>
          </table:table-cell>
          <table:table-cell table:formula="of:=[.B33]+[.F33]" office:value-type="float" office:value="1485.324" calcext:value-type="float">
            <text:p>1485,324</text:p>
          </table:table-cell>
          <table:table-cell/>
          <table:table-cell table:formula="of:=[.L33]+[.M33]+[.N33]+[.O33]+[.P33]+[.Q33]" office:value-type="float" office:value="22209.4478" calcext:value-type="float">
            <text:p>22209,4478</text:p>
          </table:table-cell>
          <table:table-cell table:number-columns-repeated="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686.8543" calcext:value-type="float">
            <text:p>686,8543</text:p>
          </table:table-cell>
          <table:table-cell office:value-type="float" office:value="5993.8971" calcext:value-type="float">
            <text:p>5993,8971</text:p>
          </table:table-cell>
          <table:table-cell office:value-type="float" office:value="95.2767" calcext:value-type="float">
            <text:p>95,2767</text:p>
          </table:table-cell>
          <table:table-cell office:value-type="float" office:value="7767.5059" calcext:value-type="float">
            <text:p>7767,5059</text:p>
          </table:table-cell>
          <table:table-cell office:value-type="float" office:value="906.2405" calcext:value-type="float">
            <text:p>906,2405</text:p>
          </table:table-cell>
          <table:table-cell office:value-type="float" office:value="5857.4898" calcext:value-type="float">
            <text:p>5857,4898</text:p>
          </table:table-cell>
          <table:table-cell office:value-type="float" office:value="309.4558" calcext:value-type="float">
            <text:p>309,4558</text:p>
          </table:table-cell>
          <table:table-cell office:value-type="float" office:value="589.057" calcext:value-type="float">
            <text:p>589,057</text:p>
          </table:table-cell>
          <table:table-cell table:number-columns-repeated="2"/>
          <table:table-cell table:formula="of:=[.D34]+[.G34]" office:value-type="float" office:value="5952.7665" calcext:value-type="float">
            <text:p>5952,7665</text:p>
          </table:table-cell>
          <table:table-cell table:formula="of:=[.I34]" office:value-type="float" office:value="589.057" calcext:value-type="float">
            <text:p>589,057</text:p>
          </table:table-cell>
          <table:table-cell table:formula="of:=[.C34]" office:value-type="float" office:value="5993.8971" calcext:value-type="float">
            <text:p>5993,8971</text:p>
          </table:table-cell>
          <table:table-cell table:formula="of:=[.E34]" office:value-type="float" office:value="7767.5059" calcext:value-type="float">
            <text:p>7767,5059</text:p>
          </table:table-cell>
          <table:table-cell table:formula="of:=[.H34]" office:value-type="float" office:value="309.4558" calcext:value-type="float">
            <text:p>309,4558</text:p>
          </table:table-cell>
          <table:table-cell table:formula="of:=[.B34]+[.F34]" office:value-type="float" office:value="1593.0948" calcext:value-type="float">
            <text:p>1593,0948</text:p>
          </table:table-cell>
          <table:table-cell/>
          <table:table-cell table:formula="of:=[.L34]+[.M34]+[.N34]+[.O34]+[.P34]+[.Q34]" office:value-type="float" office:value="22205.7771" calcext:value-type="float">
            <text:p>22205,7771</text:p>
          </table:table-cell>
          <table:table-cell table:number-columns-repeated="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669.5571" calcext:value-type="float">
            <text:p>669,5571</text:p>
          </table:table-cell>
          <table:table-cell office:value-type="float" office:value="6194.5174" calcext:value-type="float">
            <text:p>6194,5174</text:p>
          </table:table-cell>
          <table:table-cell office:value-type="float" office:value="101.8736" calcext:value-type="float">
            <text:p>101,8736</text:p>
          </table:table-cell>
          <table:table-cell office:value-type="float" office:value="7130.2003" calcext:value-type="float">
            <text:p>7130,2003</text:p>
          </table:table-cell>
          <table:table-cell office:value-type="float" office:value="975.5013" calcext:value-type="float">
            <text:p>975,5013</text:p>
          </table:table-cell>
          <table:table-cell office:value-type="float" office:value="5977.7071" calcext:value-type="float">
            <text:p>5977,7071</text:p>
          </table:table-cell>
          <table:table-cell office:value-type="float" office:value="316.7245" calcext:value-type="float">
            <text:p>316,7245</text:p>
          </table:table-cell>
          <table:table-cell office:value-type="float" office:value="598.391" calcext:value-type="float">
            <text:p>598,391</text:p>
          </table:table-cell>
          <table:table-cell table:number-columns-repeated="2"/>
          <table:table-cell table:formula="of:=[.D35]+[.G35]" office:value-type="float" office:value="6079.5807" calcext:value-type="float">
            <text:p>6079,5807</text:p>
          </table:table-cell>
          <table:table-cell table:formula="of:=[.I35]" office:value-type="float" office:value="598.391" calcext:value-type="float">
            <text:p>598,391</text:p>
          </table:table-cell>
          <table:table-cell table:formula="of:=[.C35]" office:value-type="float" office:value="6194.5174" calcext:value-type="float">
            <text:p>6194,5174</text:p>
          </table:table-cell>
          <table:table-cell table:formula="of:=[.E35]" office:value-type="float" office:value="7130.2003" calcext:value-type="float">
            <text:p>7130,2003</text:p>
          </table:table-cell>
          <table:table-cell table:formula="of:=[.H35]" office:value-type="float" office:value="316.7245" calcext:value-type="float">
            <text:p>316,7245</text:p>
          </table:table-cell>
          <table:table-cell table:formula="of:=[.B35]+[.F35]" office:value-type="float" office:value="1645.0584" calcext:value-type="float">
            <text:p>1645,0584</text:p>
          </table:table-cell>
          <table:table-cell/>
          <table:table-cell table:formula="of:=[.L35]+[.M35]+[.N35]+[.O35]+[.P35]+[.Q35]" office:value-type="float" office:value="21964.4723" calcext:value-type="float">
            <text:p>21964,4723</text:p>
          </table:table-cell>
          <table:table-cell table:number-columns-repeated="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09.5432" calcext:value-type="float">
            <text:p>709,5432</text:p>
          </table:table-cell>
          <table:table-cell office:value-type="float" office:value="6442.0574" calcext:value-type="float">
            <text:p>6442,0574</text:p>
          </table:table-cell>
          <table:table-cell office:value-type="float" office:value="101.6481" calcext:value-type="float">
            <text:p>101,6481</text:p>
          </table:table-cell>
          <table:table-cell office:value-type="float" office:value="6838.1157" calcext:value-type="float">
            <text:p>6838,1157</text:p>
          </table:table-cell>
          <table:table-cell office:value-type="float" office:value="1057.8773" calcext:value-type="float">
            <text:p>1057,8773</text:p>
          </table:table-cell>
          <table:table-cell office:value-type="float" office:value="6092.6119" calcext:value-type="float">
            <text:p>6092,6119</text:p>
          </table:table-cell>
          <table:table-cell office:value-type="float" office:value="320.931" calcext:value-type="float">
            <text:p>320,931</text:p>
          </table:table-cell>
          <table:table-cell office:value-type="float" office:value="633.0871" calcext:value-type="float">
            <text:p>633,0871</text:p>
          </table:table-cell>
          <table:table-cell table:number-columns-repeated="2"/>
          <table:table-cell table:formula="of:=[.D36]+[.G36]" office:value-type="float" office:value="6194.26" calcext:value-type="float">
            <text:p>6194,26</text:p>
          </table:table-cell>
          <table:table-cell table:formula="of:=[.I36]" office:value-type="float" office:value="633.0871" calcext:value-type="float">
            <text:p>633,0871</text:p>
          </table:table-cell>
          <table:table-cell table:formula="of:=[.C36]" office:value-type="float" office:value="6442.0574" calcext:value-type="float">
            <text:p>6442,0574</text:p>
          </table:table-cell>
          <table:table-cell table:formula="of:=[.E36]" office:value-type="float" office:value="6838.1157" calcext:value-type="float">
            <text:p>6838,1157</text:p>
          </table:table-cell>
          <table:table-cell table:formula="of:=[.H36]" office:value-type="float" office:value="320.931" calcext:value-type="float">
            <text:p>320,931</text:p>
          </table:table-cell>
          <table:table-cell table:formula="of:=[.B36]+[.F36]" office:value-type="float" office:value="1767.4205" calcext:value-type="float">
            <text:p>1767,4205</text:p>
          </table:table-cell>
          <table:table-cell/>
          <table:table-cell table:formula="of:=[.L36]+[.M36]+[.N36]+[.O36]+[.P36]+[.Q36]" office:value-type="float" office:value="22195.8717" calcext:value-type="float">
            <text:p>22195,8717</text:p>
          </table:table-cell>
          <table:table-cell table:number-columns-repeated="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20.2315" calcext:value-type="float">
            <text:p>720,2315</text:p>
          </table:table-cell>
          <table:table-cell office:value-type="float" office:value="6725.3899" calcext:value-type="float">
            <text:p>6725,3899</text:p>
          </table:table-cell>
          <table:table-cell office:value-type="float" office:value="108.4193" calcext:value-type="float">
            <text:p>108,4193</text:p>
          </table:table-cell>
          <table:table-cell office:value-type="float" office:value="6478.7468" calcext:value-type="float">
            <text:p>6478,7468</text:p>
          </table:table-cell>
          <table:table-cell office:value-type="float" office:value="1105.3368" calcext:value-type="float">
            <text:p>1105,3368</text:p>
          </table:table-cell>
          <table:table-cell office:value-type="float" office:value="6214.8553" calcext:value-type="float">
            <text:p>6214,8553</text:p>
          </table:table-cell>
          <table:table-cell office:value-type="float" office:value="326.056" calcext:value-type="float">
            <text:p>326,056</text:p>
          </table:table-cell>
          <table:table-cell office:value-type="float" office:value="651.4684" calcext:value-type="float">
            <text:p>651,4684</text:p>
          </table:table-cell>
          <table:table-cell table:number-columns-repeated="2"/>
          <table:table-cell table:formula="of:=[.D37]+[.G37]" office:value-type="float" office:value="6323.2746" calcext:value-type="float">
            <text:p>6323,2746</text:p>
          </table:table-cell>
          <table:table-cell table:formula="of:=[.I37]" office:value-type="float" office:value="651.4684" calcext:value-type="float">
            <text:p>651,4684</text:p>
          </table:table-cell>
          <table:table-cell table:formula="of:=[.C37]" office:value-type="float" office:value="6725.3899" calcext:value-type="float">
            <text:p>6725,3899</text:p>
          </table:table-cell>
          <table:table-cell table:formula="of:=[.E37]" office:value-type="float" office:value="6478.7468" calcext:value-type="float">
            <text:p>6478,7468</text:p>
          </table:table-cell>
          <table:table-cell table:formula="of:=[.H37]" office:value-type="float" office:value="326.056" calcext:value-type="float">
            <text:p>326,056</text:p>
          </table:table-cell>
          <table:table-cell table:formula="of:=[.B37]+[.F37]" office:value-type="float" office:value="1825.5683" calcext:value-type="float">
            <text:p>1825,5683</text:p>
          </table:table-cell>
          <table:table-cell/>
          <table:table-cell table:formula="of:=[.L37]+[.M37]+[.N37]+[.O37]+[.P37]+[.Q37]" office:value-type="float" office:value="22330.504" calcext:value-type="float">
            <text:p>22330,504</text:p>
          </table:table-cell>
          <table:table-cell table:number-columns-repeated="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75.5107" calcext:value-type="float">
            <text:p>775,5107</text:p>
          </table:table-cell>
          <table:table-cell office:value-type="float" office:value="7094.9018" calcext:value-type="float">
            <text:p>7094,9018</text:p>
          </table:table-cell>
          <table:table-cell office:value-type="float" office:value="106.3826" calcext:value-type="float">
            <text:p>106,3826</text:p>
          </table:table-cell>
          <table:table-cell office:value-type="float" office:value="6463.3112" calcext:value-type="float">
            <text:p>6463,3112</text:p>
          </table:table-cell>
          <table:table-cell office:value-type="float" office:value="1072.9806" calcext:value-type="float">
            <text:p>1072,9806</text:p>
          </table:table-cell>
          <table:table-cell office:value-type="float" office:value="6268.4592" calcext:value-type="float">
            <text:p>6268,4592</text:p>
          </table:table-cell>
          <table:table-cell office:value-type="float" office:value="337.8286" calcext:value-type="float">
            <text:p>337,8286</text:p>
          </table:table-cell>
          <table:table-cell office:value-type="float" office:value="683.9571" calcext:value-type="float">
            <text:p>683,9571</text:p>
          </table:table-cell>
          <table:table-cell table:number-columns-repeated="2"/>
          <table:table-cell table:formula="of:=[.D38]+[.G38]" office:value-type="float" office:value="6374.8418" calcext:value-type="float">
            <text:p>6374,8418</text:p>
          </table:table-cell>
          <table:table-cell table:formula="of:=[.I38]" office:value-type="float" office:value="683.9571" calcext:value-type="float">
            <text:p>683,9571</text:p>
          </table:table-cell>
          <table:table-cell table:formula="of:=[.C38]" office:value-type="float" office:value="7094.9018" calcext:value-type="float">
            <text:p>7094,9018</text:p>
          </table:table-cell>
          <table:table-cell table:formula="of:=[.E38]" office:value-type="float" office:value="6463.3112" calcext:value-type="float">
            <text:p>6463,3112</text:p>
          </table:table-cell>
          <table:table-cell table:formula="of:=[.H38]" office:value-type="float" office:value="337.8286" calcext:value-type="float">
            <text:p>337,8286</text:p>
          </table:table-cell>
          <table:table-cell table:formula="of:=[.B38]+[.F38]" office:value-type="float" office:value="1848.4913" calcext:value-type="float">
            <text:p>1848,4913</text:p>
          </table:table-cell>
          <table:table-cell/>
          <table:table-cell table:formula="of:=[.L38]+[.M38]+[.N38]+[.O38]+[.P38]+[.Q38]" office:value-type="float" office:value="22803.3318" calcext:value-type="float">
            <text:p>22803,3318</text:p>
          </table:table-cell>
          <table:table-cell table:number-columns-repeated="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93.5728" calcext:value-type="float">
            <text:p>793,5728</text:p>
          </table:table-cell>
          <table:table-cell office:value-type="float" office:value="7406.6936" calcext:value-type="float">
            <text:p>7406,6936</text:p>
          </table:table-cell>
          <table:table-cell office:value-type="float" office:value="113.6788" calcext:value-type="float">
            <text:p>113,6788</text:p>
          </table:table-cell>
          <table:table-cell office:value-type="float" office:value="6509.1803" calcext:value-type="float">
            <text:p>6509,1803</text:p>
          </table:table-cell>
          <table:table-cell office:value-type="float" office:value="1082.8433" calcext:value-type="float">
            <text:p>1082,8433</text:p>
          </table:table-cell>
          <table:table-cell office:value-type="float" office:value="6484.7517" calcext:value-type="float">
            <text:p>6484,7517</text:p>
          </table:table-cell>
          <table:table-cell office:value-type="float" office:value="346.2003" calcext:value-type="float">
            <text:p>346,2003</text:p>
          </table:table-cell>
          <table:table-cell office:value-type="float" office:value="715.9713" calcext:value-type="float">
            <text:p>715,9713</text:p>
          </table:table-cell>
          <table:table-cell table:number-columns-repeated="2"/>
          <table:table-cell table:formula="of:=[.D39]+[.G39]" office:value-type="float" office:value="6598.4305" calcext:value-type="float">
            <text:p>6598,4305</text:p>
          </table:table-cell>
          <table:table-cell table:formula="of:=[.I39]" office:value-type="float" office:value="715.9713" calcext:value-type="float">
            <text:p>715,9713</text:p>
          </table:table-cell>
          <table:table-cell table:formula="of:=[.C39]" office:value-type="float" office:value="7406.6936" calcext:value-type="float">
            <text:p>7406,6936</text:p>
          </table:table-cell>
          <table:table-cell table:formula="of:=[.E39]" office:value-type="float" office:value="6509.1803" calcext:value-type="float">
            <text:p>6509,1803</text:p>
          </table:table-cell>
          <table:table-cell table:formula="of:=[.H39]" office:value-type="float" office:value="346.2003" calcext:value-type="float">
            <text:p>346,2003</text:p>
          </table:table-cell>
          <table:table-cell table:formula="of:=[.B39]+[.F39]" office:value-type="float" office:value="1876.4161" calcext:value-type="float">
            <text:p>1876,4161</text:p>
          </table:table-cell>
          <table:table-cell/>
          <table:table-cell table:formula="of:=[.L39]+[.M39]+[.N39]+[.O39]+[.P39]+[.Q39]" office:value-type="float" office:value="23452.8921" calcext:value-type="float">
            <text:p>23452,8921</text:p>
          </table:table-cell>
          <table:table-cell table:number-columns-repeated="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812.68" calcext:value-type="float">
            <text:p>812,68</text:p>
          </table:table-cell>
          <table:table-cell office:value-type="float" office:value="7531.1856" calcext:value-type="float">
            <text:p>7531,1856</text:p>
          </table:table-cell>
          <table:table-cell office:value-type="float" office:value="114.1646" calcext:value-type="float">
            <text:p>114,1646</text:p>
          </table:table-cell>
          <table:table-cell office:value-type="float" office:value="6308.2653" calcext:value-type="float">
            <text:p>6308,2653</text:p>
          </table:table-cell>
          <table:table-cell office:value-type="float" office:value="1063.3535" calcext:value-type="float">
            <text:p>1063,3535</text:p>
          </table:table-cell>
          <table:table-cell office:value-type="float" office:value="6600.1181" calcext:value-type="float">
            <text:p>6600,1181</text:p>
          </table:table-cell>
          <table:table-cell office:value-type="float" office:value="356.2614" calcext:value-type="float">
            <text:p>356,2614</text:p>
          </table:table-cell>
          <table:table-cell office:value-type="float" office:value="756.5481" calcext:value-type="float">
            <text:p>756,5481</text:p>
          </table:table-cell>
          <table:table-cell table:number-columns-repeated="2"/>
          <table:table-cell table:formula="of:=[.D40]+[.G40]" office:value-type="float" office:value="6714.2827" calcext:value-type="float">
            <text:p>6714,2827</text:p>
          </table:table-cell>
          <table:table-cell table:formula="of:=[.I40]" office:value-type="float" office:value="756.5481" calcext:value-type="float">
            <text:p>756,5481</text:p>
          </table:table-cell>
          <table:table-cell table:formula="of:=[.C40]" office:value-type="float" office:value="7531.1856" calcext:value-type="float">
            <text:p>7531,1856</text:p>
          </table:table-cell>
          <table:table-cell table:formula="of:=[.E40]" office:value-type="float" office:value="6308.2653" calcext:value-type="float">
            <text:p>6308,2653</text:p>
          </table:table-cell>
          <table:table-cell table:formula="of:=[.H40]" office:value-type="float" office:value="356.2614" calcext:value-type="float">
            <text:p>356,2614</text:p>
          </table:table-cell>
          <table:table-cell table:formula="of:=[.B40]+[.F40]" office:value-type="float" office:value="1876.0335" calcext:value-type="float">
            <text:p>1876,0335</text:p>
          </table:table-cell>
          <table:table-cell/>
          <table:table-cell table:formula="of:=[.L40]+[.M40]+[.N40]+[.O40]+[.P40]+[.Q40]" office:value-type="float" office:value="23542.5766" calcext:value-type="float">
            <text:p>23542,5766</text:p>
          </table:table-cell>
          <table:table-cell table:number-columns-repeated="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35.33" calcext:value-type="float">
            <text:p>835,33</text:p>
          </table:table-cell>
          <table:table-cell office:value-type="float" office:value="7211.9004" calcext:value-type="float">
            <text:p>7211,9004</text:p>
          </table:table-cell>
          <table:table-cell office:value-type="float" office:value="113.2964" calcext:value-type="float">
            <text:p>113,2964</text:p>
          </table:table-cell>
          <table:table-cell office:value-type="float" office:value="6269.8717" calcext:value-type="float">
            <text:p>6269,8717</text:p>
          </table:table-cell>
          <table:table-cell office:value-type="float" office:value="1142.5149" calcext:value-type="float">
            <text:p>1142,5149</text:p>
          </table:table-cell>
          <table:table-cell office:value-type="float" office:value="6677.3226" calcext:value-type="float">
            <text:p>6677,3226</text:p>
          </table:table-cell>
          <table:table-cell office:value-type="float" office:value="368.6956" calcext:value-type="float">
            <text:p>368,6956</text:p>
          </table:table-cell>
          <table:table-cell office:value-type="float" office:value="810.5578" calcext:value-type="float">
            <text:p>810,5578</text:p>
          </table:table-cell>
          <table:table-cell table:number-columns-repeated="2"/>
          <table:table-cell table:formula="of:=[.D41]+[.G41]" office:value-type="float" office:value="6790.619" calcext:value-type="float">
            <text:p>6790,619</text:p>
          </table:table-cell>
          <table:table-cell table:formula="of:=[.I41]" office:value-type="float" office:value="810.5578" calcext:value-type="float">
            <text:p>810,5578</text:p>
          </table:table-cell>
          <table:table-cell table:formula="of:=[.C41]" office:value-type="float" office:value="7211.9004" calcext:value-type="float">
            <text:p>7211,9004</text:p>
          </table:table-cell>
          <table:table-cell table:formula="of:=[.E41]" office:value-type="float" office:value="6269.8717" calcext:value-type="float">
            <text:p>6269,8717</text:p>
          </table:table-cell>
          <table:table-cell table:formula="of:=[.H41]" office:value-type="float" office:value="368.6956" calcext:value-type="float">
            <text:p>368,6956</text:p>
          </table:table-cell>
          <table:table-cell table:formula="of:=[.B41]+[.F41]" office:value-type="float" office:value="1977.8449" calcext:value-type="float">
            <text:p>1977,8449</text:p>
          </table:table-cell>
          <table:table-cell/>
          <table:table-cell table:formula="of:=[.L41]+[.M41]+[.N41]+[.O41]+[.P41]+[.Q41]" office:value-type="float" office:value="23429.4894" calcext:value-type="float">
            <text:p>23429,4894</text:p>
          </table:table-cell>
          <table:table-cell table:number-columns-repeated="7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828.3353" calcext:value-type="float">
            <text:p>828,3353</text:p>
          </table:table-cell>
          <table:table-cell office:value-type="float" office:value="7368.1984" calcext:value-type="float">
            <text:p>7368,1984</text:p>
          </table:table-cell>
          <table:table-cell office:value-type="float" office:value="120.2604" calcext:value-type="float">
            <text:p>120,2604</text:p>
          </table:table-cell>
          <table:table-cell office:value-type="float" office:value="6184.5163" calcext:value-type="float">
            <text:p>6184,5163</text:p>
          </table:table-cell>
          <table:table-cell office:value-type="float" office:value="1234.7568" calcext:value-type="float">
            <text:p>1234,7568</text:p>
          </table:table-cell>
          <table:table-cell office:value-type="float" office:value="6775.2114" calcext:value-type="float">
            <text:p>6775,2114</text:p>
          </table:table-cell>
          <table:table-cell office:value-type="float" office:value="379.9979" calcext:value-type="float">
            <text:p>379,9979</text:p>
          </table:table-cell>
          <table:table-cell office:value-type="float" office:value="827.1227" calcext:value-type="float">
            <text:p>827,1227</text:p>
          </table:table-cell>
          <table:table-cell table:number-columns-repeated="2"/>
          <table:table-cell table:formula="of:=[.D42]+[.G42]" office:value-type="float" office:value="6895.4718" calcext:value-type="float">
            <text:p>6895,4718</text:p>
          </table:table-cell>
          <table:table-cell table:formula="of:=[.I42]" office:value-type="float" office:value="827.1227" calcext:value-type="float">
            <text:p>827,1227</text:p>
          </table:table-cell>
          <table:table-cell table:formula="of:=[.C42]" office:value-type="float" office:value="7368.1984" calcext:value-type="float">
            <text:p>7368,1984</text:p>
          </table:table-cell>
          <table:table-cell table:formula="of:=[.E42]" office:value-type="float" office:value="6184.5163" calcext:value-type="float">
            <text:p>6184,5163</text:p>
          </table:table-cell>
          <table:table-cell table:formula="of:=[.H42]" office:value-type="float" office:value="379.9979" calcext:value-type="float">
            <text:p>379,9979</text:p>
          </table:table-cell>
          <table:table-cell table:formula="of:=[.B42]+[.F42]" office:value-type="float" office:value="2063.0921" calcext:value-type="float">
            <text:p>2063,0921</text:p>
          </table:table-cell>
          <table:table-cell/>
          <table:table-cell table:formula="of:=[.L42]+[.M42]+[.N42]+[.O42]+[.P42]+[.Q42]" office:value-type="float" office:value="23718.3992" calcext:value-type="float">
            <text:p>23718,3992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4.5316" calcext:value-type="float">
            <text:p>884,5316</text:p>
          </table:table-cell>
          <table:table-cell office:value-type="float" office:value="7670.8705" calcext:value-type="float">
            <text:p>7670,8705</text:p>
          </table:table-cell>
          <table:table-cell office:value-type="float" office:value="129.4959" calcext:value-type="float">
            <text:p>129,4959</text:p>
          </table:table-cell>
          <table:table-cell office:value-type="float" office:value="6185.6045" calcext:value-type="float">
            <text:p>6185,6045</text:p>
          </table:table-cell>
          <table:table-cell office:value-type="float" office:value="1360.2592" calcext:value-type="float">
            <text:p>1360,2592</text:p>
          </table:table-cell>
          <table:table-cell office:value-type="float" office:value="6971.6227" calcext:value-type="float">
            <text:p>6971,6227</text:p>
          </table:table-cell>
          <table:table-cell office:value-type="float" office:value="387.276" calcext:value-type="float">
            <text:p>387,276</text:p>
          </table:table-cell>
          <table:table-cell office:value-type="float" office:value="806.5102" calcext:value-type="float">
            <text:p>806,5102</text:p>
          </table:table-cell>
          <table:table-cell table:number-columns-repeated="2"/>
          <table:table-cell table:formula="of:=[.D43]+[.G43]" office:value-type="float" office:value="7101.1186" calcext:value-type="float">
            <text:p>7101,1186</text:p>
          </table:table-cell>
          <table:table-cell table:formula="of:=[.I43]" office:value-type="float" office:value="806.5102" calcext:value-type="float">
            <text:p>806,5102</text:p>
          </table:table-cell>
          <table:table-cell table:formula="of:=[.C43]" office:value-type="float" office:value="7670.8705" calcext:value-type="float">
            <text:p>7670,8705</text:p>
          </table:table-cell>
          <table:table-cell table:formula="of:=[.E43]" office:value-type="float" office:value="6185.6045" calcext:value-type="float">
            <text:p>6185,6045</text:p>
          </table:table-cell>
          <table:table-cell table:formula="of:=[.H43]" office:value-type="float" office:value="387.276" calcext:value-type="float">
            <text:p>387,276</text:p>
          </table:table-cell>
          <table:table-cell table:formula="of:=[.B43]+[.F43]" office:value-type="float" office:value="2244.7908" calcext:value-type="float">
            <text:p>2244,7908</text:p>
          </table:table-cell>
          <table:table-cell/>
          <table:table-cell table:formula="of:=[.L43]+[.M43]+[.N43]+[.O43]+[.P43]+[.Q43]" office:value-type="float" office:value="24396.1706" calcext:value-type="float">
            <text:p>24396,1706</text:p>
          </table:table-cell>
          <table:table-cell table:number-columns-repeated="7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79.1187" calcext:value-type="float">
            <text:p>879,1187</text:p>
          </table:table-cell>
          <table:table-cell office:value-type="float" office:value="7812.3774" calcext:value-type="float">
            <text:p>7812,3774</text:p>
          </table:table-cell>
          <table:table-cell office:value-type="float" office:value="135.34" calcext:value-type="float">
            <text:p>135,34</text:p>
          </table:table-cell>
          <table:table-cell office:value-type="float" office:value="6323.9095" calcext:value-type="float">
            <text:p>6323,9095</text:p>
          </table:table-cell>
          <table:table-cell office:value-type="float" office:value="1379.4495" calcext:value-type="float">
            <text:p>1379,4495</text:p>
          </table:table-cell>
          <table:table-cell office:value-type="float" office:value="6880.3113" calcext:value-type="float">
            <text:p>6880,3113</text:p>
          </table:table-cell>
          <table:table-cell office:value-type="float" office:value="397.0034" calcext:value-type="float">
            <text:p>397,0034</text:p>
          </table:table-cell>
          <table:table-cell office:value-type="float" office:value="817.2995" calcext:value-type="float">
            <text:p>817,2995</text:p>
          </table:table-cell>
          <table:table-cell table:number-columns-repeated="2"/>
          <table:table-cell table:formula="of:=[.D44]+[.G44]" office:value-type="float" office:value="7015.6513" calcext:value-type="float">
            <text:p>7015,6513</text:p>
          </table:table-cell>
          <table:table-cell table:formula="of:=[.I44]" office:value-type="float" office:value="817.2995" calcext:value-type="float">
            <text:p>817,2995</text:p>
          </table:table-cell>
          <table:table-cell table:formula="of:=[.C44]" office:value-type="float" office:value="7812.3774" calcext:value-type="float">
            <text:p>7812,3774</text:p>
          </table:table-cell>
          <table:table-cell table:formula="of:=[.E44]" office:value-type="float" office:value="6323.9095" calcext:value-type="float">
            <text:p>6323,9095</text:p>
          </table:table-cell>
          <table:table-cell table:formula="of:=[.H44]" office:value-type="float" office:value="397.0034" calcext:value-type="float">
            <text:p>397,0034</text:p>
          </table:table-cell>
          <table:table-cell table:formula="of:=[.B44]+[.F44]" office:value-type="float" office:value="2258.5682" calcext:value-type="float">
            <text:p>2258,5682</text:p>
          </table:table-cell>
          <table:table-cell/>
          <table:table-cell table:formula="of:=[.L44]+[.M44]+[.N44]+[.O44]+[.P44]+[.Q44]" office:value-type="float" office:value="24624.8093" calcext:value-type="float">
            <text:p>24624,8093</text:p>
          </table:table-cell>
          <table:table-cell table:number-columns-repeated="7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884.1518" calcext:value-type="float">
            <text:p>884,1518</text:p>
          </table:table-cell>
          <table:table-cell office:value-type="float" office:value="8295.6534" calcext:value-type="float">
            <text:p>8295,6534</text:p>
          </table:table-cell>
          <table:table-cell office:value-type="float" office:value="139.9161" calcext:value-type="float">
            <text:p>139,9161</text:p>
          </table:table-cell>
          <table:table-cell office:value-type="float" office:value="6285.3119" calcext:value-type="float">
            <text:p>6285,3119</text:p>
          </table:table-cell>
          <table:table-cell office:value-type="float" office:value="1397.9033" calcext:value-type="float">
            <text:p>1397,9033</text:p>
          </table:table-cell>
          <table:table-cell office:value-type="float" office:value="6929.1062" calcext:value-type="float">
            <text:p>6929,1062</text:p>
          </table:table-cell>
          <table:table-cell office:value-type="float" office:value="402.1157" calcext:value-type="float">
            <text:p>402,1157</text:p>
          </table:table-cell>
          <table:table-cell office:value-type="float" office:value="827.4848" calcext:value-type="float">
            <text:p>827,4848</text:p>
          </table:table-cell>
          <table:table-cell table:number-columns-repeated="2"/>
          <table:table-cell table:formula="of:=[.D45]+[.G45]" office:value-type="float" office:value="7069.0223" calcext:value-type="float">
            <text:p>7069,0223</text:p>
          </table:table-cell>
          <table:table-cell table:formula="of:=[.I45]" office:value-type="float" office:value="827.4848" calcext:value-type="float">
            <text:p>827,4848</text:p>
          </table:table-cell>
          <table:table-cell table:formula="of:=[.C45]" office:value-type="float" office:value="8295.6534" calcext:value-type="float">
            <text:p>8295,6534</text:p>
          </table:table-cell>
          <table:table-cell table:formula="of:=[.E45]" office:value-type="float" office:value="6285.3119" calcext:value-type="float">
            <text:p>6285,3119</text:p>
          </table:table-cell>
          <table:table-cell table:formula="of:=[.H45]" office:value-type="float" office:value="402.1157" calcext:value-type="float">
            <text:p>402,1157</text:p>
          </table:table-cell>
          <table:table-cell table:formula="of:=[.B45]+[.F45]" office:value-type="float" office:value="2282.0551" calcext:value-type="float">
            <text:p>2282,0551</text:p>
          </table:table-cell>
          <table:table-cell/>
          <table:table-cell table:formula="of:=[.L45]+[.M45]+[.N45]+[.O45]+[.P45]+[.Q45]" office:value-type="float" office:value="25161.6432" calcext:value-type="float">
            <text:p>25161,6432</text:p>
          </table:table-cell>
          <table:table-cell table:number-columns-repeated="7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961.972" calcext:value-type="float">
            <text:p>961,972</text:p>
          </table:table-cell>
          <table:table-cell office:value-type="float" office:value="9102.9021" calcext:value-type="float">
            <text:p>9102,9021</text:p>
          </table:table-cell>
          <table:table-cell office:value-type="float" office:value="145.2696" calcext:value-type="float">
            <text:p>145,2696</text:p>
          </table:table-cell>
          <table:table-cell office:value-type="float" office:value="6430.3709" calcext:value-type="float">
            <text:p>6430,3709</text:p>
          </table:table-cell>
          <table:table-cell office:value-type="float" office:value="1489.1911" calcext:value-type="float">
            <text:p>1489,1911</text:p>
          </table:table-cell>
          <table:table-cell office:value-type="float" office:value="7019.2991" calcext:value-type="float">
            <text:p>7019,2991</text:p>
          </table:table-cell>
          <table:table-cell office:value-type="float" office:value="411.9272" calcext:value-type="float">
            <text:p>411,9272</text:p>
          </table:table-cell>
          <table:table-cell office:value-type="float" office:value="830.7264" calcext:value-type="float">
            <text:p>830,7264</text:p>
          </table:table-cell>
          <table:table-cell table:number-columns-repeated="2"/>
          <table:table-cell table:formula="of:=[.D46]+[.G46]" office:value-type="float" office:value="7164.5687" calcext:value-type="float">
            <text:p>7164,5687</text:p>
          </table:table-cell>
          <table:table-cell table:formula="of:=[.I46]" office:value-type="float" office:value="830.7264" calcext:value-type="float">
            <text:p>830,7264</text:p>
          </table:table-cell>
          <table:table-cell table:formula="of:=[.C46]" office:value-type="float" office:value="9102.9021" calcext:value-type="float">
            <text:p>9102,9021</text:p>
          </table:table-cell>
          <table:table-cell table:formula="of:=[.E46]" office:value-type="float" office:value="6430.3709" calcext:value-type="float">
            <text:p>6430,3709</text:p>
          </table:table-cell>
          <table:table-cell table:formula="of:=[.H46]" office:value-type="float" office:value="411.9272" calcext:value-type="float">
            <text:p>411,9272</text:p>
          </table:table-cell>
          <table:table-cell table:formula="of:=[.B46]+[.F46]" office:value-type="float" office:value="2451.1631" calcext:value-type="float">
            <text:p>2451,1631</text:p>
          </table:table-cell>
          <table:table-cell/>
          <table:table-cell table:formula="of:=[.L46]+[.M46]+[.N46]+[.O46]+[.P46]+[.Q46]" office:value-type="float" office:value="26391.6584" calcext:value-type="float">
            <text:p>26391,6584</text:p>
          </table:table-cell>
          <table:table-cell table:number-columns-repeated="7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33.0918" calcext:value-type="float">
            <text:p>1033,0918</text:p>
          </table:table-cell>
          <table:table-cell office:value-type="float" office:value="9944.6869" calcext:value-type="float">
            <text:p>9944,6869</text:p>
          </table:table-cell>
          <table:table-cell office:value-type="float" office:value="144.9046" calcext:value-type="float">
            <text:p>144,9046</text:p>
          </table:table-cell>
          <table:table-cell office:value-type="float" office:value="6460.5558" calcext:value-type="float">
            <text:p>6460,5558</text:p>
          </table:table-cell>
          <table:table-cell office:value-type="float" office:value="1620.7166" calcext:value-type="float">
            <text:p>1620,7166</text:p>
          </table:table-cell>
          <table:table-cell office:value-type="float" office:value="7133.898" calcext:value-type="float">
            <text:p>7133,898</text:p>
          </table:table-cell>
          <table:table-cell office:value-type="float" office:value="425.0569" calcext:value-type="float">
            <text:p>425,0569</text:p>
          </table:table-cell>
          <table:table-cell office:value-type="float" office:value="839.7356" calcext:value-type="float">
            <text:p>839,7356</text:p>
          </table:table-cell>
          <table:table-cell table:number-columns-repeated="2"/>
          <table:table-cell table:formula="of:=[.D47]+[.G47]" office:value-type="float" office:value="7278.8026" calcext:value-type="float">
            <text:p>7278,8026</text:p>
          </table:table-cell>
          <table:table-cell table:formula="of:=[.I47]" office:value-type="float" office:value="839.7356" calcext:value-type="float">
            <text:p>839,7356</text:p>
          </table:table-cell>
          <table:table-cell table:formula="of:=[.C47]" office:value-type="float" office:value="9944.6869" calcext:value-type="float">
            <text:p>9944,6869</text:p>
          </table:table-cell>
          <table:table-cell table:formula="of:=[.E47]" office:value-type="float" office:value="6460.5558" calcext:value-type="float">
            <text:p>6460,5558</text:p>
          </table:table-cell>
          <table:table-cell table:formula="of:=[.H47]" office:value-type="float" office:value="425.0569" calcext:value-type="float">
            <text:p>425,0569</text:p>
          </table:table-cell>
          <table:table-cell table:formula="of:=[.B47]+[.F47]" office:value-type="float" office:value="2653.8084" calcext:value-type="float">
            <text:p>2653,8084</text:p>
          </table:table-cell>
          <table:table-cell/>
          <table:table-cell table:formula="of:=[.L47]+[.M47]+[.N47]+[.O47]+[.P47]+[.Q47]" office:value-type="float" office:value="27602.6462" calcext:value-type="float">
            <text:p>27602,6462</text:p>
          </table:table-cell>
          <table:table-cell table:number-columns-repeated="7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044.0752" calcext:value-type="float">
            <text:p>1044,0752</text:p>
          </table:table-cell>
          <table:table-cell office:value-type="float" office:value="10689.6441" calcext:value-type="float">
            <text:p>10689,6441</text:p>
          </table:table-cell>
          <table:table-cell office:value-type="float" office:value="153.0004" calcext:value-type="float">
            <text:p>153,0004</text:p>
          </table:table-cell>
          <table:table-cell office:value-type="float" office:value="6461.3137" calcext:value-type="float">
            <text:p>6461,3137</text:p>
          </table:table-cell>
          <table:table-cell office:value-type="float" office:value="1684.303" calcext:value-type="float">
            <text:p>1684,303</text:p>
          </table:table-cell>
          <table:table-cell office:value-type="float" office:value="7175.3951" calcext:value-type="float">
            <text:p>7175,3951</text:p>
          </table:table-cell>
          <table:table-cell office:value-type="float" office:value="430.0644" calcext:value-type="float">
            <text:p>430,0644</text:p>
          </table:table-cell>
          <table:table-cell office:value-type="float" office:value="880.5606" calcext:value-type="float">
            <text:p>880,5606</text:p>
          </table:table-cell>
          <table:table-cell table:number-columns-repeated="2"/>
          <table:table-cell table:formula="of:=[.D48]+[.G48]" office:value-type="float" office:value="7328.3955" calcext:value-type="float">
            <text:p>7328,3955</text:p>
          </table:table-cell>
          <table:table-cell table:formula="of:=[.I48]" office:value-type="float" office:value="880.5606" calcext:value-type="float">
            <text:p>880,5606</text:p>
          </table:table-cell>
          <table:table-cell table:formula="of:=[.C48]" office:value-type="float" office:value="10689.6441" calcext:value-type="float">
            <text:p>10689,6441</text:p>
          </table:table-cell>
          <table:table-cell table:formula="of:=[.E48]" office:value-type="float" office:value="6461.3137" calcext:value-type="float">
            <text:p>6461,3137</text:p>
          </table:table-cell>
          <table:table-cell table:formula="of:=[.H48]" office:value-type="float" office:value="430.0644" calcext:value-type="float">
            <text:p>430,0644</text:p>
          </table:table-cell>
          <table:table-cell table:formula="of:=[.B48]+[.F48]" office:value-type="float" office:value="2728.3782" calcext:value-type="float">
            <text:p>2728,3782</text:p>
          </table:table-cell>
          <table:table-cell/>
          <table:table-cell table:formula="of:=[.L48]+[.M48]+[.N48]+[.O48]+[.P48]+[.Q48]" office:value-type="float" office:value="28518.3565" calcext:value-type="float">
            <text:p>28518,3565</text:p>
          </table:table-cell>
          <table:table-cell table:number-columns-repeated="7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083.7981" calcext:value-type="float">
            <text:p>1083,7981</text:p>
          </table:table-cell>
          <table:table-cell office:value-type="float" office:value="11404.3789" calcext:value-type="float">
            <text:p>11404,3789</text:p>
          </table:table-cell>
          <table:table-cell office:value-type="float" office:value="162.1882" calcext:value-type="float">
            <text:p>162,1882</text:p>
          </table:table-cell>
          <table:table-cell office:value-type="float" office:value="6553.9678" calcext:value-type="float">
            <text:p>6553,9678</text:p>
          </table:table-cell>
          <table:table-cell office:value-type="float" office:value="1804.736" calcext:value-type="float">
            <text:p>1804,736</text:p>
          </table:table-cell>
          <table:table-cell office:value-type="float" office:value="7102.2201" calcext:value-type="float">
            <text:p>7102,2201</text:p>
          </table:table-cell>
          <table:table-cell office:value-type="float" office:value="436.1355" calcext:value-type="float">
            <text:p>436,1355</text:p>
          </table:table-cell>
          <table:table-cell office:value-type="float" office:value="902.6944" calcext:value-type="float">
            <text:p>902,6944</text:p>
          </table:table-cell>
          <table:table-cell table:number-columns-repeated="2"/>
          <table:table-cell table:formula="of:=[.D49]+[.G49]" office:value-type="float" office:value="7264.4083" calcext:value-type="float">
            <text:p>7264,4083</text:p>
          </table:table-cell>
          <table:table-cell table:formula="of:=[.I49]" office:value-type="float" office:value="902.6944" calcext:value-type="float">
            <text:p>902,6944</text:p>
          </table:table-cell>
          <table:table-cell table:formula="of:=[.C49]" office:value-type="float" office:value="11404.3789" calcext:value-type="float">
            <text:p>11404,3789</text:p>
          </table:table-cell>
          <table:table-cell table:formula="of:=[.E49]" office:value-type="float" office:value="6553.9678" calcext:value-type="float">
            <text:p>6553,9678</text:p>
          </table:table-cell>
          <table:table-cell table:formula="of:=[.H49]" office:value-type="float" office:value="436.1355" calcext:value-type="float">
            <text:p>436,1355</text:p>
          </table:table-cell>
          <table:table-cell table:formula="of:=[.B49]+[.F49]" office:value-type="float" office:value="2888.5341" calcext:value-type="float">
            <text:p>2888,5341</text:p>
          </table:table-cell>
          <table:table-cell/>
          <table:table-cell table:formula="of:=[.L49]+[.M49]+[.N49]+[.O49]+[.P49]+[.Q49]" office:value-type="float" office:value="29450.119" calcext:value-type="float">
            <text:p>29450,119</text:p>
          </table:table-cell>
          <table:table-cell table:number-columns-repeated="7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126.333" calcext:value-type="float">
            <text:p>1126,333</text:p>
          </table:table-cell>
          <table:table-cell office:value-type="float" office:value="12131.2651" calcext:value-type="float">
            <text:p>12131,2651</text:p>
          </table:table-cell>
          <table:table-cell office:value-type="float" office:value="168.0086" calcext:value-type="float">
            <text:p>168,0086</text:p>
          </table:table-cell>
          <table:table-cell office:value-type="float" office:value="6507.4353" calcext:value-type="float">
            <text:p>6507,4353</text:p>
          </table:table-cell>
          <table:table-cell office:value-type="float" office:value="1801.938" calcext:value-type="float">
            <text:p>1801,938</text:p>
          </table:table-cell>
          <table:table-cell office:value-type="float" office:value="7208.1528" calcext:value-type="float">
            <text:p>7208,1528</text:p>
          </table:table-cell>
          <table:table-cell office:value-type="float" office:value="443.2117" calcext:value-type="float">
            <text:p>443,2117</text:p>
          </table:table-cell>
          <table:table-cell office:value-type="float" office:value="922.8381" calcext:value-type="float">
            <text:p>922,8381</text:p>
          </table:table-cell>
          <table:table-cell table:number-columns-repeated="2"/>
          <table:table-cell table:formula="of:=[.D50]+[.G50]" office:value-type="float" office:value="7376.1614" calcext:value-type="float">
            <text:p>7376,1614</text:p>
          </table:table-cell>
          <table:table-cell table:formula="of:=[.I50]" office:value-type="float" office:value="922.8381" calcext:value-type="float">
            <text:p>922,8381</text:p>
          </table:table-cell>
          <table:table-cell table:formula="of:=[.C50]" office:value-type="float" office:value="12131.2651" calcext:value-type="float">
            <text:p>12131,2651</text:p>
          </table:table-cell>
          <table:table-cell table:formula="of:=[.E50]" office:value-type="float" office:value="6507.4353" calcext:value-type="float">
            <text:p>6507,4353</text:p>
          </table:table-cell>
          <table:table-cell table:formula="of:=[.H50]" office:value-type="float" office:value="443.2117" calcext:value-type="float">
            <text:p>443,2117</text:p>
          </table:table-cell>
          <table:table-cell table:formula="of:=[.B50]+[.F50]" office:value-type="float" office:value="2928.271" calcext:value-type="float">
            <text:p>2928,271</text:p>
          </table:table-cell>
          <table:table-cell/>
          <table:table-cell table:formula="of:=[.L50]+[.M50]+[.N50]+[.O50]+[.P50]+[.Q50]" office:value-type="float" office:value="30309.1826" calcext:value-type="float">
            <text:p>30309,1826</text:p>
          </table:table-cell>
          <table:table-cell table:number-columns-repeated="7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178.1429" calcext:value-type="float">
            <text:p>1178,1429</text:p>
          </table:table-cell>
          <table:table-cell office:value-type="float" office:value="12843.4797" calcext:value-type="float">
            <text:p>12843,4797</text:p>
          </table:table-cell>
          <table:table-cell office:value-type="float" office:value="168.3355" calcext:value-type="float">
            <text:p>168,3355</text:p>
          </table:table-cell>
          <table:table-cell office:value-type="float" office:value="6434.0252" calcext:value-type="float">
            <text:p>6434,0252</text:p>
          </table:table-cell>
          <table:table-cell office:value-type="float" office:value="1939.3926" calcext:value-type="float">
            <text:p>1939,3926</text:p>
          </table:table-cell>
          <table:table-cell office:value-type="float" office:value="7003.6116" calcext:value-type="float">
            <text:p>7003,6116</text:p>
          </table:table-cell>
          <table:table-cell office:value-type="float" office:value="448.5342" calcext:value-type="float">
            <text:p>448,5342</text:p>
          </table:table-cell>
          <table:table-cell office:value-type="float" office:value="987.4084" calcext:value-type="float">
            <text:p>987,4084</text:p>
          </table:table-cell>
          <table:table-cell table:number-columns-repeated="2"/>
          <table:table-cell table:formula="of:=[.D51]+[.G51]" office:value-type="float" office:value="7171.9471" calcext:value-type="float">
            <text:p>7171,9471</text:p>
          </table:table-cell>
          <table:table-cell table:formula="of:=[.I51]" office:value-type="float" office:value="987.4084" calcext:value-type="float">
            <text:p>987,4084</text:p>
          </table:table-cell>
          <table:table-cell table:formula="of:=[.C51]" office:value-type="float" office:value="12843.4797" calcext:value-type="float">
            <text:p>12843,4797</text:p>
          </table:table-cell>
          <table:table-cell table:formula="of:=[.E51]" office:value-type="float" office:value="6434.0252" calcext:value-type="float">
            <text:p>6434,0252</text:p>
          </table:table-cell>
          <table:table-cell table:formula="of:=[.H51]" office:value-type="float" office:value="448.5342" calcext:value-type="float">
            <text:p>448,5342</text:p>
          </table:table-cell>
          <table:table-cell table:formula="of:=[.B51]+[.F51]" office:value-type="float" office:value="3117.5355" calcext:value-type="float">
            <text:p>3117,5355</text:p>
          </table:table-cell>
          <table:table-cell/>
          <table:table-cell table:formula="of:=[.L51]+[.M51]+[.N51]+[.O51]+[.P51]+[.Q51]" office:value-type="float" office:value="31002.9301" calcext:value-type="float">
            <text:p>31002,9301</text:p>
          </table:table-cell>
          <table:table-cell table:number-columns-repeated="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88.2756" calcext:value-type="float">
            <text:p>1188,2756</text:p>
          </table:table-cell>
          <table:table-cell office:value-type="float" office:value="13361.4657" calcext:value-type="float">
            <text:p>13361,4657</text:p>
          </table:table-cell>
          <table:table-cell office:value-type="float" office:value="166.3972" calcext:value-type="float">
            <text:p>166,3972</text:p>
          </table:table-cell>
          <table:table-cell office:value-type="float" office:value="5921.031" calcext:value-type="float">
            <text:p>5921,031</text:p>
          </table:table-cell>
          <table:table-cell office:value-type="float" office:value="2016.4045" calcext:value-type="float">
            <text:p>2016,4045</text:p>
          </table:table-cell>
          <table:table-cell office:value-type="float" office:value="6514.9438" calcext:value-type="float">
            <text:p>6514,9438</text:p>
          </table:table-cell>
          <table:table-cell office:value-type="float" office:value="449.3968" calcext:value-type="float">
            <text:p>449,3968</text:p>
          </table:table-cell>
          <table:table-cell office:value-type="float" office:value="971.6734" calcext:value-type="float">
            <text:p>971,6734</text:p>
          </table:table-cell>
          <table:table-cell table:number-columns-repeated="2"/>
          <table:table-cell table:formula="of:=[.D52]+[.G52]" office:value-type="float" office:value="6681.341" calcext:value-type="float">
            <text:p>6681,341</text:p>
          </table:table-cell>
          <table:table-cell table:formula="of:=[.I52]" office:value-type="float" office:value="971.6734" calcext:value-type="float">
            <text:p>971,6734</text:p>
          </table:table-cell>
          <table:table-cell table:formula="of:=[.C52]" office:value-type="float" office:value="13361.4657" calcext:value-type="float">
            <text:p>13361,4657</text:p>
          </table:table-cell>
          <table:table-cell table:formula="of:=[.E52]" office:value-type="float" office:value="5921.031" calcext:value-type="float">
            <text:p>5921,031</text:p>
          </table:table-cell>
          <table:table-cell table:formula="of:=[.H52]" office:value-type="float" office:value="449.3968" calcext:value-type="float">
            <text:p>449,3968</text:p>
          </table:table-cell>
          <table:table-cell table:formula="of:=[.B52]+[.F52]" office:value-type="float" office:value="3204.6801" calcext:value-type="float">
            <text:p>3204,6801</text:p>
          </table:table-cell>
          <table:table-cell/>
          <table:table-cell table:formula="of:=[.L52]+[.M52]+[.N52]+[.O52]+[.P52]+[.Q52]" office:value-type="float" office:value="30589.588" calcext:value-type="float">
            <text:p>30589,588</text:p>
          </table:table-cell>
          <table:table-cell table:number-columns-repeated="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93.7838" calcext:value-type="float">
            <text:p>1193,7838</text:p>
          </table:table-cell>
          <table:table-cell office:value-type="float" office:value="14288.5375" calcext:value-type="float">
            <text:p>14288,5375</text:p>
          </table:table-cell>
          <table:table-cell office:value-type="float" office:value="175.9597" calcext:value-type="float">
            <text:p>175,9597</text:p>
          </table:table-cell>
          <table:table-cell office:value-type="float" office:value="6149.4742" calcext:value-type="float">
            <text:p>6149,4742</text:p>
          </table:table-cell>
          <table:table-cell office:value-type="float" office:value="2102.2641" calcext:value-type="float">
            <text:p>2102,2641</text:p>
          </table:table-cell>
          <table:table-cell office:value-type="float" office:value="6723.359" calcext:value-type="float">
            <text:p>6723,359</text:p>
          </table:table-cell>
          <table:table-cell office:value-type="float" office:value="448.6507" calcext:value-type="float">
            <text:p>448,6507</text:p>
          </table:table-cell>
          <table:table-cell office:value-type="float" office:value="1055.676" calcext:value-type="float">
            <text:p>1055,676</text:p>
          </table:table-cell>
          <table:table-cell table:number-columns-repeated="2"/>
          <table:table-cell table:formula="of:=[.D53]+[.G53]" office:value-type="float" office:value="6899.3187" calcext:value-type="float">
            <text:p>6899,3187</text:p>
          </table:table-cell>
          <table:table-cell table:formula="of:=[.I53]" office:value-type="float" office:value="1055.676" calcext:value-type="float">
            <text:p>1055,676</text:p>
          </table:table-cell>
          <table:table-cell table:formula="of:=[.C53]" office:value-type="float" office:value="14288.5375" calcext:value-type="float">
            <text:p>14288,5375</text:p>
          </table:table-cell>
          <table:table-cell table:formula="of:=[.E53]" office:value-type="float" office:value="6149.4742" calcext:value-type="float">
            <text:p>6149,4742</text:p>
          </table:table-cell>
          <table:table-cell table:formula="of:=[.H53]" office:value-type="float" office:value="448.6507" calcext:value-type="float">
            <text:p>448,6507</text:p>
          </table:table-cell>
          <table:table-cell table:formula="of:=[.B53]+[.F53]" office:value-type="float" office:value="3296.0479" calcext:value-type="float">
            <text:p>3296,0479</text:p>
          </table:table-cell>
          <table:table-cell/>
          <table:table-cell table:formula="of:=[.L53]+[.M53]+[.N53]+[.O53]+[.P53]+[.Q53]" office:value-type="float" office:value="32137.705" calcext:value-type="float">
            <text:p>32137,705</text:p>
          </table:table-cell>
          <table:table-cell table:number-columns-repeated="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98.373" calcext:value-type="float">
            <text:p>1198,373</text:p>
          </table:table-cell>
          <table:table-cell office:value-type="float" office:value="15552.6207" calcext:value-type="float">
            <text:p>15552,6207</text:p>
          </table:table-cell>
          <table:table-cell office:value-type="float" office:value="177.4398" calcext:value-type="float">
            <text:p>177,4398</text:p>
          </table:table-cell>
          <table:table-cell office:value-type="float" office:value="6073.791" calcext:value-type="float">
            <text:p>6073,791</text:p>
          </table:table-cell>
          <table:table-cell office:value-type="float" office:value="2156.9601" calcext:value-type="float">
            <text:p>2156,9601</text:p>
          </table:table-cell>
          <table:table-cell office:value-type="float" office:value="6618.7624" calcext:value-type="float">
            <text:p>6618,7624</text:p>
          </table:table-cell>
          <table:table-cell office:value-type="float" office:value="445.4257" calcext:value-type="float">
            <text:p>445,4257</text:p>
          </table:table-cell>
          <table:table-cell office:value-type="float" office:value="1069.2837" calcext:value-type="float">
            <text:p>1069,2837</text:p>
          </table:table-cell>
          <table:table-cell table:number-columns-repeated="2"/>
          <table:table-cell table:formula="of:=[.D54]+[.G54]" office:value-type="float" office:value="6796.2022" calcext:value-type="float">
            <text:p>6796,2022</text:p>
          </table:table-cell>
          <table:table-cell table:formula="of:=[.I54]" office:value-type="float" office:value="1069.2837" calcext:value-type="float">
            <text:p>1069,2837</text:p>
          </table:table-cell>
          <table:table-cell table:formula="of:=[.C54]" office:value-type="float" office:value="15552.6207" calcext:value-type="float">
            <text:p>15552,6207</text:p>
          </table:table-cell>
          <table:table-cell table:formula="of:=[.E54]" office:value-type="float" office:value="6073.791" calcext:value-type="float">
            <text:p>6073,791</text:p>
          </table:table-cell>
          <table:table-cell table:formula="of:=[.H54]" office:value-type="float" office:value="445.4257" calcext:value-type="float">
            <text:p>445,4257</text:p>
          </table:table-cell>
          <table:table-cell table:formula="of:=[.B54]+[.F54]" office:value-type="float" office:value="3355.3331" calcext:value-type="float">
            <text:p>3355,3331</text:p>
          </table:table-cell>
          <table:table-cell/>
          <table:table-cell table:formula="of:=[.L54]+[.M54]+[.N54]+[.O54]+[.P54]+[.Q54]" office:value-type="float" office:value="33292.6564" calcext:value-type="float">
            <text:p>33292,6564</text:p>
          </table:table-cell>
          <table:table-cell table:number-columns-repeated="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33.8422" calcext:value-type="float">
            <text:p>1233,8422</text:p>
          </table:table-cell>
          <table:table-cell office:value-type="float" office:value="16049.4277" calcext:value-type="float">
            <text:p>16049,4277</text:p>
          </table:table-cell>
          <table:table-cell office:value-type="float" office:value="176.6348" calcext:value-type="float">
            <text:p>176,6348</text:p>
          </table:table-cell>
          <table:table-cell office:value-type="float" office:value="6019.1081" calcext:value-type="float">
            <text:p>6019,1081</text:p>
          </table:table-cell>
          <table:table-cell office:value-type="float" office:value="2308.1049" calcext:value-type="float">
            <text:p>2308,1049</text:p>
          </table:table-cell>
          <table:table-cell office:value-type="float" office:value="6429.7015" calcext:value-type="float">
            <text:p>6429,7015</text:p>
          </table:table-cell>
          <table:table-cell office:value-type="float" office:value="449.9047" calcext:value-type="float">
            <text:p>449,9047</text:p>
          </table:table-cell>
          <table:table-cell office:value-type="float" office:value="1135.7997" calcext:value-type="float">
            <text:p>1135,7997</text:p>
          </table:table-cell>
          <table:table-cell table:number-columns-repeated="2"/>
          <table:table-cell table:formula="of:=[.D55]+[.G55]" office:value-type="float" office:value="6606.3363" calcext:value-type="float">
            <text:p>6606,3363</text:p>
          </table:table-cell>
          <table:table-cell table:formula="of:=[.I55]" office:value-type="float" office:value="1135.7997" calcext:value-type="float">
            <text:p>1135,7997</text:p>
          </table:table-cell>
          <table:table-cell table:formula="of:=[.C55]" office:value-type="float" office:value="16049.4277" calcext:value-type="float">
            <text:p>16049,4277</text:p>
          </table:table-cell>
          <table:table-cell table:formula="of:=[.E55]" office:value-type="float" office:value="6019.1081" calcext:value-type="float">
            <text:p>6019,1081</text:p>
          </table:table-cell>
          <table:table-cell table:formula="of:=[.H55]" office:value-type="float" office:value="449.9047" calcext:value-type="float">
            <text:p>449,9047</text:p>
          </table:table-cell>
          <table:table-cell table:formula="of:=[.B55]+[.F55]" office:value-type="float" office:value="3541.9471" calcext:value-type="float">
            <text:p>3541,9471</text:p>
          </table:table-cell>
          <table:table-cell/>
          <table:table-cell table:formula="of:=[.L55]+[.M55]+[.N55]+[.O55]+[.P55]+[.Q55]" office:value-type="float" office:value="33802.5236" calcext:value-type="float">
            <text:p>33802,5236</text:p>
          </table:table-cell>
          <table:table-cell table:number-columns-repeated="7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50.6436" calcext:value-type="float">
            <text:p>1250,6436</text:p>
          </table:table-cell>
          <table:table-cell office:value-type="float" office:value="16153.1274" calcext:value-type="float">
            <text:p>16153,1274</text:p>
          </table:table-cell>
          <table:table-cell office:value-type="float" office:value="177.668" calcext:value-type="float">
            <text:p>177,668</text:p>
          </table:table-cell>
          <table:table-cell office:value-type="float" office:value="5864.4355" calcext:value-type="float">
            <text:p>5864,4355</text:p>
          </table:table-cell>
          <table:table-cell office:value-type="float" office:value="2277.1974" calcext:value-type="float">
            <text:p>2277,1974</text:p>
          </table:table-cell>
          <table:table-cell office:value-type="float" office:value="6581.6912" calcext:value-type="float">
            <text:p>6581,6912</text:p>
          </table:table-cell>
          <table:table-cell office:value-type="float" office:value="440.8911" calcext:value-type="float">
            <text:p>440,8911</text:p>
          </table:table-cell>
          <table:table-cell office:value-type="float" office:value="1167.0284" calcext:value-type="float">
            <text:p>1167,0284</text:p>
          </table:table-cell>
          <table:table-cell table:number-columns-repeated="2"/>
          <table:table-cell table:formula="of:=[.D56]+[.G56]" office:value-type="float" office:value="6759.3592" calcext:value-type="float">
            <text:p>6759,3592</text:p>
          </table:table-cell>
          <table:table-cell table:formula="of:=[.I56]" office:value-type="float" office:value="1167.0284" calcext:value-type="float">
            <text:p>1167,0284</text:p>
          </table:table-cell>
          <table:table-cell table:formula="of:=[.C56]" office:value-type="float" office:value="16153.1274" calcext:value-type="float">
            <text:p>16153,1274</text:p>
          </table:table-cell>
          <table:table-cell table:formula="of:=[.E56]" office:value-type="float" office:value="5864.4355" calcext:value-type="float">
            <text:p>5864,4355</text:p>
          </table:table-cell>
          <table:table-cell table:formula="of:=[.H56]" office:value-type="float" office:value="440.8911" calcext:value-type="float">
            <text:p>440,8911</text:p>
          </table:table-cell>
          <table:table-cell table:formula="of:=[.B56]+[.F56]" office:value-type="float" office:value="3527.841" calcext:value-type="float">
            <text:p>3527,841</text:p>
          </table:table-cell>
          <table:table-cell/>
          <table:table-cell table:formula="of:=[.L56]+[.M56]+[.N56]+[.O56]+[.P56]+[.Q56]" office:value-type="float" office:value="33912.6826" calcext:value-type="float">
            <text:p>33912,6826</text:p>
          </table:table-cell>
          <table:table-cell table:number-columns-repeated="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90.4892" calcext:value-type="float">
            <text:p>1290,4892</text:p>
          </table:table-cell>
          <table:table-cell office:value-type="float" office:value="16393.1863" calcext:value-type="float">
            <text:p>16393,1863</text:p>
          </table:table-cell>
          <table:table-cell office:value-type="float" office:value="181.1814" calcext:value-type="float">
            <text:p>181,1814</text:p>
          </table:table-cell>
          <table:table-cell office:value-type="float" office:value="5645.2061" calcext:value-type="float">
            <text:p>5645,2061</text:p>
          </table:table-cell>
          <table:table-cell office:value-type="float" office:value="2435.067" calcext:value-type="float">
            <text:p>2435,067</text:p>
          </table:table-cell>
          <table:table-cell office:value-type="float" office:value="6619.8781" calcext:value-type="float">
            <text:p>6619,8781</text:p>
          </table:table-cell>
          <table:table-cell office:value-type="float" office:value="436.7091" calcext:value-type="float">
            <text:p>436,7091</text:p>
          </table:table-cell>
          <table:table-cell office:value-type="float" office:value="1210.8711" calcext:value-type="float">
            <text:p>1210,8711</text:p>
          </table:table-cell>
          <table:table-cell table:number-columns-repeated="2"/>
          <table:table-cell table:formula="of:=[.D57]+[.G57]" office:value-type="float" office:value="6801.0595" calcext:value-type="float">
            <text:p>6801,0595</text:p>
          </table:table-cell>
          <table:table-cell table:formula="of:=[.I57]" office:value-type="float" office:value="1210.8711" calcext:value-type="float">
            <text:p>1210,8711</text:p>
          </table:table-cell>
          <table:table-cell table:formula="of:=[.C57]" office:value-type="float" office:value="16393.1863" calcext:value-type="float">
            <text:p>16393,1863</text:p>
          </table:table-cell>
          <table:table-cell table:formula="of:=[.E57]" office:value-type="float" office:value="5645.2061" calcext:value-type="float">
            <text:p>5645,2061</text:p>
          </table:table-cell>
          <table:table-cell table:formula="of:=[.H57]" office:value-type="float" office:value="436.7091" calcext:value-type="float">
            <text:p>436,7091</text:p>
          </table:table-cell>
          <table:table-cell table:formula="of:=[.B57]+[.F57]" office:value-type="float" office:value="3725.5562" calcext:value-type="float">
            <text:p>3725,5562</text:p>
          </table:table-cell>
          <table:table-cell/>
          <table:table-cell table:formula="of:=[.L57]+[.M57]+[.N57]+[.O57]+[.P57]+[.Q57]" office:value-type="float" office:value="34212.5883" calcext:value-type="float">
            <text:p>34212,5883</text:p>
          </table:table-cell>
          <table:table-cell table:number-columns-repeated="7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89.0033" calcext:value-type="float">
            <text:p>1289,0033</text:p>
          </table:table-cell>
          <table:table-cell office:value-type="float" office:value="16419.9747" calcext:value-type="float">
            <text:p>16419,9747</text:p>
          </table:table-cell>
          <table:table-cell office:value-type="float" office:value="188.5795" calcext:value-type="float">
            <text:p>188,5795</text:p>
          </table:table-cell>
          <table:table-cell office:value-type="float" office:value="5652.8194" calcext:value-type="float">
            <text:p>5652,8194</text:p>
          </table:table-cell>
          <table:table-cell office:value-type="float" office:value="2509.631" calcext:value-type="float">
            <text:p>2509,631</text:p>
          </table:table-cell>
          <table:table-cell office:value-type="float" office:value="6464.2575" calcext:value-type="float">
            <text:p>6464,2575</text:p>
          </table:table-cell>
          <table:table-cell office:value-type="float" office:value="446.9474" calcext:value-type="float">
            <text:p>446,9474</text:p>
          </table:table-cell>
          <table:table-cell office:value-type="float" office:value="1203.5209" calcext:value-type="float">
            <text:p>1203,5209</text:p>
          </table:table-cell>
          <table:table-cell table:number-columns-repeated="2"/>
          <table:table-cell table:formula="of:=[.D58]+[.G58]" office:value-type="float" office:value="6652.837" calcext:value-type="float">
            <text:p>6652,837</text:p>
          </table:table-cell>
          <table:table-cell table:formula="of:=[.I58]" office:value-type="float" office:value="1203.5209" calcext:value-type="float">
            <text:p>1203,5209</text:p>
          </table:table-cell>
          <table:table-cell table:formula="of:=[.C58]" office:value-type="float" office:value="16419.9747" calcext:value-type="float">
            <text:p>16419,9747</text:p>
          </table:table-cell>
          <table:table-cell table:formula="of:=[.E58]" office:value-type="float" office:value="5652.8194" calcext:value-type="float">
            <text:p>5652,8194</text:p>
          </table:table-cell>
          <table:table-cell table:formula="of:=[.H58]" office:value-type="float" office:value="446.9474" calcext:value-type="float">
            <text:p>446,9474</text:p>
          </table:table-cell>
          <table:table-cell table:formula="of:=[.B58]+[.F58]" office:value-type="float" office:value="3798.6343" calcext:value-type="float">
            <text:p>3798,6343</text:p>
          </table:table-cell>
          <table:table-cell/>
          <table:table-cell table:formula="of:=[.L58]+[.M58]+[.N58]+[.O58]+[.P58]+[.Q58]" office:value-type="float" office:value="34174.7337" calcext:value-type="float">
            <text:p>34174,7337</text:p>
          </table:table-cell>
          <table:table-cell table:number-columns-repeated="7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10.6564" calcext:value-type="float">
            <text:p>1310,6564</text:p>
          </table:table-cell>
          <table:table-cell office:value-type="float" office:value="16586.3197" calcext:value-type="float">
            <text:p>16586,3197</text:p>
          </table:table-cell>
          <table:table-cell office:value-type="float" office:value="188.5504" calcext:value-type="float">
            <text:p>188,5504</text:p>
          </table:table-cell>
          <table:table-cell office:value-type="float" office:value="5645.3579" calcext:value-type="float">
            <text:p>5645,3579</text:p>
          </table:table-cell>
          <table:table-cell office:value-type="float" office:value="2567.1814" calcext:value-type="float">
            <text:p>2567,1814</text:p>
          </table:table-cell>
          <table:table-cell office:value-type="float" office:value="6374.6725" calcext:value-type="float">
            <text:p>6374,6725</text:p>
          </table:table-cell>
          <table:table-cell office:value-type="float" office:value="456.7725" calcext:value-type="float">
            <text:p>456,7725</text:p>
          </table:table-cell>
          <table:table-cell office:value-type="float" office:value="1162.6966" calcext:value-type="float">
            <text:p>1162,6966</text:p>
          </table:table-cell>
          <table:table-cell table:number-columns-repeated="2"/>
          <table:table-cell table:formula="of:=[.D59]+[.G59]" office:value-type="float" office:value="6563.2229" calcext:value-type="float">
            <text:p>6563,2229</text:p>
          </table:table-cell>
          <table:table-cell table:formula="of:=[.I59]" office:value-type="float" office:value="1162.6966" calcext:value-type="float">
            <text:p>1162,6966</text:p>
          </table:table-cell>
          <table:table-cell table:formula="of:=[.C59]" office:value-type="float" office:value="16586.3197" calcext:value-type="float">
            <text:p>16586,3197</text:p>
          </table:table-cell>
          <table:table-cell table:formula="of:=[.E59]" office:value-type="float" office:value="5645.3579" calcext:value-type="float">
            <text:p>5645,3579</text:p>
          </table:table-cell>
          <table:table-cell table:formula="of:=[.H59]" office:value-type="float" office:value="456.7725" calcext:value-type="float">
            <text:p>456,7725</text:p>
          </table:table-cell>
          <table:table-cell table:formula="of:=[.B59]+[.F59]" office:value-type="float" office:value="3877.8378" calcext:value-type="float">
            <text:p>3877,8378</text:p>
          </table:table-cell>
          <table:table-cell/>
          <table:table-cell table:formula="of:=[.L59]+[.M59]+[.N59]+[.O59]+[.P59]+[.Q59]" office:value-type="float" office:value="34292.2074" calcext:value-type="float">
            <text:p>34292,2074</text:p>
          </table:table-cell>
          <table:table-cell table:number-columns-repeated="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31.74" calcext:value-type="float">
            <text:p>1331,74</text:p>
          </table:table-cell>
          <table:table-cell office:value-type="float" office:value="16918.0519" calcext:value-type="float">
            <text:p>16918,0519</text:p>
          </table:table-cell>
          <table:table-cell office:value-type="float" office:value="187.8308" calcext:value-type="float">
            <text:p>187,8308</text:p>
          </table:table-cell>
          <table:table-cell office:value-type="float" office:value="5692.7564" calcext:value-type="float">
            <text:p>5692,7564</text:p>
          </table:table-cell>
          <table:table-cell office:value-type="float" office:value="2671.9428" calcext:value-type="float">
            <text:p>2671,9428</text:p>
          </table:table-cell>
          <table:table-cell office:value-type="float" office:value="6333.2583" calcext:value-type="float">
            <text:p>6333,2583</text:p>
          </table:table-cell>
          <table:table-cell office:value-type="float" office:value="458.6236" calcext:value-type="float">
            <text:p>458,6236</text:p>
          </table:table-cell>
          <table:table-cell office:value-type="float" office:value="1147.0727" calcext:value-type="float">
            <text:p>1147,0727</text:p>
          </table:table-cell>
          <table:table-cell table:number-columns-repeated="2"/>
          <table:table-cell table:formula="of:=[.D60]+[.G60]" office:value-type="float" office:value="6521.0891" calcext:value-type="float">
            <text:p>6521,0891</text:p>
          </table:table-cell>
          <table:table-cell table:formula="of:=[.I60]" office:value-type="float" office:value="1147.0727" calcext:value-type="float">
            <text:p>1147,0727</text:p>
          </table:table-cell>
          <table:table-cell table:formula="of:=[.C60]" office:value-type="float" office:value="16918.0519" calcext:value-type="float">
            <text:p>16918,0519</text:p>
          </table:table-cell>
          <table:table-cell table:formula="of:=[.E60]" office:value-type="float" office:value="5692.7564" calcext:value-type="float">
            <text:p>5692,7564</text:p>
          </table:table-cell>
          <table:table-cell table:formula="of:=[.H60]" office:value-type="float" office:value="458.6236" calcext:value-type="float">
            <text:p>458,6236</text:p>
          </table:table-cell>
          <table:table-cell table:formula="of:=[.B60]+[.F60]" office:value-type="float" office:value="4003.6828" calcext:value-type="float">
            <text:p>4003,6828</text:p>
          </table:table-cell>
          <table:table-cell/>
          <table:table-cell table:formula="of:=[.L60]+[.M60]+[.N60]+[.O60]+[.P60]+[.Q60]" office:value-type="float" office:value="34741.2765" calcext:value-type="float">
            <text:p>34741,2765</text:p>
          </table:table-cell>
          <table:table-cell table:number-columns-repeated="7"/>
        </table:table-row>
        <table:table-row table:style-name="ro1" table:number-rows-repeated="76">
          <table:table-cell table:number-columns-repeated="26"/>
        </table:table-row>
        <table:table-row table:style-name="ro2" table:number-rows-repeated="30">
          <table:table-cell table:style-name="ce2" table:number-columns-repeated="20"/>
          <table:table-cell table:style-name="Default" table:number-columns-repeated="6"/>
        </table:table-row>
        <table:table-row table:style-name="ro2">
          <table:table-cell table:style-name="ce2" table:number-columns-repeated="20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2:42:19.146049725</meta:creation-date>
    <dc:date>2019-04-10T12:45:00.960973024</dc:date>
    <meta:editing-duration>PT2M42S</meta:editing-duration>
    <meta:editing-cycles>1</meta:editing-cycles>
    <meta:document-statistic meta:table-count="1" meta:cell-count="944" meta:object-count="0"/>
    <meta:generator>LibreOffice/5.2.7.2$Linux_X86_64 LibreOffice_project/20m0$Build-2</meta:generator>
  </office:meta>
</office:document-meta>
</file>